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1.07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2in" svg:height="3.5433in" svg:x="10.9051in" svg:y="0.8752in">
            <draw:object draw:notify-on-update-of-ranges="Sheet1.I4:Sheet1.I74 Sheet1.J4:Sheet1.J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>
            <text:p>Num Filled</text:p>
          </table:table-cell>
          <table:table-cell office:value-type="string">
            <text:p>Trial</text:p>
          </table:table-cell>
          <table:table-cell office:value-type="string">
            <text:p>Num assignments</text:p>
          </table:table-cell>
          <table:table-cell office:value-type="string">
            <text:p>user</text:p>
          </table:table-cell>
          <table:table-cell office:value-type="string">
            <text:p>system</text:p>
          </table:table-cell>
          <table:table-cell office:value-type="string">
            <text:p>cpu</text:p>
          </table:table-cell>
          <table:table-cell office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0.14s</text:p>
          </table:table-cell>
          <table:table-cell office:value-type="string">
            <text:p>0.11s</text:p>
          </table:table-cell>
          <table:table-cell table:style-name="ce1" office:value-type="string">
            <text:p>345%</text:p>
          </table:table-cell>
          <table:table-cell office:value-type="float" office:value="0.073">
            <text:p>0.073</text:p>
          </table:table-cell>
          <table:table-cell/>
          <table:table-cell office:value-type="string">
            <text:p>Average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11%</text:p>
          </table:table-cell>
          <table:table-cell office:value-type="float" office:value="0.053">
            <text:p>0.053</text:p>
          </table:table-cell>
          <table:table-cell/>
          <table:table-cell office:value-type="string">
            <text:p>Num Filled</text:p>
          </table:table-cell>
          <table:table-cell office:value-type="string">
            <text:p>Average Trials</text:p>
          </table:table-cell>
          <table:table-cell office:value-type="string">
            <text:p>Average Trials With failur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99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1">
            <text:p>1</text:p>
          </table:table-cell>
          <table:table-cell table:formula="of:=SUMIF(INDIRECT(CONCATENATE(&quot;C&quot;; [.$I4]*10+1; &quot;:C&quot;; [.$I4]*10+10)); &quot;&lt;10000&quot;)/COUNTIF(INDIRECT(CONCATENATE(&quot;C&quot;; [.$I4]*10+1; &quot;:C&quot;; [.$I4]*10+10)); &quot;&lt;10000&quot;)" office:value-type="float" office:value="84.3">
            <text:p>84.3</text:p>
          </table:table-cell>
          <table:table-cell table:style-name="ce2" table:formula="of:=AVERAGE(INDIRECT(CONCATENATE(&quot;C&quot;; [.$I4]*10+1; &quot;:C&quot;; [.$I4]*10+10)))" office:value-type="float" office:value="84.3">
            <text:p>84.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342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2">
            <text:p>2</text:p>
          </table:table-cell>
          <table:table-cell table:formula="of:=SUMIF(INDIRECT(CONCATENATE(&quot;C&quot;; [.$I5]*10+1; &quot;:C&quot;; [.$I5]*10+10)); &quot;&lt;10000&quot;)/COUNTIF(INDIRECT(CONCATENATE(&quot;C&quot;; [.$I5]*10+1; &quot;:C&quot;; [.$I5]*10+10)); &quot;&lt;10000&quot;)" office:value-type="float" office:value="81.1">
            <text:p>81.1</text:p>
          </table:table-cell>
          <table:table-cell table:style-name="ce2" table:formula="of:=AVERAGE(INDIRECT(CONCATENATE(&quot;C&quot;; [.$I5]*10+1; &quot;:C&quot;; [.$I5]*10+10)))" office:value-type="float" office:value="81.1">
            <text:p>81.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81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3">
            <text:p>3</text:p>
          </table:table-cell>
          <table:table-cell table:formula="of:=SUMIF(INDIRECT(CONCATENATE(&quot;C&quot;; [.$I6]*10+1; &quot;:C&quot;; [.$I6]*10+10)); &quot;&lt;10000&quot;)/COUNTIF(INDIRECT(CONCATENATE(&quot;C&quot;; [.$I6]*10+1; &quot;:C&quot;; [.$I6]*10+10)); &quot;&lt;10000&quot;)" office:value-type="float" office:value="82">
            <text:p>82.0</text:p>
          </table:table-cell>
          <table:table-cell table:style-name="ce2" table:formula="of:=AVERAGE(INDIRECT(CONCATENATE(&quot;C&quot;; [.$I6]*10+1; &quot;:C&quot;; [.$I6]*10+10)))" office:value-type="float" office:value="82">
            <text:p>82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87%</text:p>
          </table:table-cell>
          <table:table-cell office:value-type="float" office:value="0.036">
            <text:p>0.036</text:p>
          </table:table-cell>
          <table:table-cell/>
          <table:table-cell office:value-type="float" office:value="4">
            <text:p>4</text:p>
          </table:table-cell>
          <table:table-cell table:formula="of:=SUMIF(INDIRECT(CONCATENATE(&quot;C&quot;; [.$I7]*10+1; &quot;:C&quot;; [.$I7]*10+10)); &quot;&lt;10000&quot;)/COUNTIF(INDIRECT(CONCATENATE(&quot;C&quot;; [.$I7]*10+1; &quot;:C&quot;; [.$I7]*10+10)); &quot;&lt;10000&quot;)" office:value-type="float" office:value="78.5">
            <text:p>78.5</text:p>
          </table:table-cell>
          <table:table-cell table:style-name="ce2" table:formula="of:=AVERAGE(INDIRECT(CONCATENATE(&quot;C&quot;; [.$I7]*10+1; &quot;:C&quot;; [.$I7]*10+10)))" office:value-type="float" office:value="78.5">
            <text:p>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string">
            <text:p>0.11s</text:p>
          </table:table-cell>
          <table:table-cell office:value-type="string">
            <text:p>0.09s</text:p>
          </table:table-cell>
          <table:table-cell table:style-name="ce1" office:value-type="string">
            <text:p>374%</text:p>
          </table:table-cell>
          <table:table-cell office:value-type="float" office:value="0.053">
            <text:p>0.053</text:p>
          </table:table-cell>
          <table:table-cell/>
          <table:table-cell office:value-type="float" office:value="5">
            <text:p>5</text:p>
          </table:table-cell>
          <table:table-cell table:formula="of:=SUMIF(INDIRECT(CONCATENATE(&quot;C&quot;; [.$I8]*10+1; &quot;:C&quot;; [.$I8]*10+10)); &quot;&lt;10000&quot;)/COUNTIF(INDIRECT(CONCATENATE(&quot;C&quot;; [.$I8]*10+1; &quot;:C&quot;; [.$I8]*10+10)); &quot;&lt;10000&quot;)" office:value-type="float" office:value="79.2">
            <text:p>79.2</text:p>
          </table:table-cell>
          <table:table-cell table:style-name="ce2" table:formula="of:=AVERAGE(INDIRECT(CONCATENATE(&quot;C&quot;; [.$I8]*10+1; &quot;:C&quot;; [.$I8]*10+10)))" office:value-type="float" office:value="79.2">
            <text:p>79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50%</text:p>
          </table:table-cell>
          <table:table-cell office:value-type="float" office:value="0.046">
            <text:p>0.046</text:p>
          </table:table-cell>
          <table:table-cell/>
          <table:table-cell office:value-type="float" office:value="6">
            <text:p>6</text:p>
          </table:table-cell>
          <table:table-cell table:formula="of:=SUMIF(INDIRECT(CONCATENATE(&quot;C&quot;; [.$I9]*10+1; &quot;:C&quot;; [.$I9]*10+10)); &quot;&lt;10000&quot;)/COUNTIF(INDIRECT(CONCATENATE(&quot;C&quot;; [.$I9]*10+1; &quot;:C&quot;; [.$I9]*10+10)); &quot;&lt;10000&quot;)" office:value-type="float" office:value="75.7">
            <text:p>75.7</text:p>
          </table:table-cell>
          <table:table-cell table:style-name="ce2" table:formula="of:=AVERAGE(INDIRECT(CONCATENATE(&quot;C&quot;; [.$I9]*10+1; &quot;:C&quot;; [.$I9]*10+10)))" office:value-type="float" office:value="75.7">
            <text:p>75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90%</text:p>
          </table:table-cell>
          <table:table-cell office:value-type="float" office:value="0.039">
            <text:p>0.039</text:p>
          </table:table-cell>
          <table:table-cell/>
          <table:table-cell office:value-type="float" office:value="7">
            <text:p>7</text:p>
          </table:table-cell>
          <table:table-cell table:formula="of:=SUMIF(INDIRECT(CONCATENATE(&quot;C&quot;; [.$I10]*10+1; &quot;:C&quot;; [.$I10]*10+10)); &quot;&lt;10000&quot;)/COUNTIF(INDIRECT(CONCATENATE(&quot;C&quot;; [.$I10]*10+1; &quot;:C&quot;; [.$I10]*10+10)); &quot;&lt;10000&quot;)" office:value-type="float" office:value="76.8">
            <text:p>76.8</text:p>
          </table:table-cell>
          <table:table-cell table:style-name="ce2" table:formula="of:=AVERAGE(INDIRECT(CONCATENATE(&quot;C&quot;; [.$I10]*10+1; &quot;:C&quot;; [.$I10]*10+10)))" office:value-type="float" office:value="76.8">
            <text:p>76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string">
            <text:p>0.12s</text:p>
          </table:table-cell>
          <table:table-cell office:value-type="string">
            <text:p>0.09s</text:p>
          </table:table-cell>
          <table:table-cell table:style-name="ce1" office:value-type="string">
            <text:p>384%</text:p>
          </table:table-cell>
          <table:table-cell office:value-type="float" office:value="0.055">
            <text:p>0.055</text:p>
          </table:table-cell>
          <table:table-cell/>
          <table:table-cell office:value-type="float" office:value="8">
            <text:p>8</text:p>
          </table:table-cell>
          <table:table-cell table:formula="of:=SUMIF(INDIRECT(CONCATENATE(&quot;C&quot;; [.$I11]*10+1; &quot;:C&quot;; [.$I11]*10+10)); &quot;&lt;10000&quot;)/COUNTIF(INDIRECT(CONCATENATE(&quot;C&quot;; [.$I11]*10+1; &quot;:C&quot;; [.$I11]*10+10)); &quot;&lt;10000&quot;)" office:value-type="float" office:value="75.2">
            <text:p>75.2</text:p>
          </table:table-cell>
          <table:table-cell table:style-name="ce2" table:formula="of:=AVERAGE(INDIRECT(CONCATENATE(&quot;C&quot;; [.$I11]*10+1; &quot;:C&quot;; [.$I11]*10+10)))" office:value-type="float" office:value="75.2">
            <text:p>75.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269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9">
            <text:p>9</text:p>
          </table:table-cell>
          <table:table-cell table:formula="of:=SUMIF(INDIRECT(CONCATENATE(&quot;C&quot;; [.$I12]*10+1; &quot;:C&quot;; [.$I12]*10+10)); &quot;&lt;10000&quot;)/COUNTIF(INDIRECT(CONCATENATE(&quot;C&quot;; [.$I12]*10+1; &quot;:C&quot;; [.$I12]*10+10)); &quot;&lt;10000&quot;)" office:value-type="float" office:value="86.3">
            <text:p>86.3</text:p>
          </table:table-cell>
          <table:table-cell table:style-name="ce2" table:formula="of:=AVERAGE(INDIRECT(CONCATENATE(&quot;C&quot;; [.$I12]*10+1; &quot;:C&quot;; [.$I12]*10+10)))" office:value-type="float" office:value="86.3">
            <text:p>86.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15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10">
            <text:p>10</text:p>
          </table:table-cell>
          <table:table-cell table:formula="of:=SUMIF(INDIRECT(CONCATENATE(&quot;C&quot;; [.$I13]*10+1; &quot;:C&quot;; [.$I13]*10+10)); &quot;&lt;10000&quot;)/COUNTIF(INDIRECT(CONCATENATE(&quot;C&quot;; [.$I13]*10+1; &quot;:C&quot;; [.$I13]*10+10)); &quot;&lt;10000&quot;)" office:value-type="float" office:value="75.8">
            <text:p>75.8</text:p>
          </table:table-cell>
          <table:table-cell table:style-name="ce2" table:formula="of:=AVERAGE(INDIRECT(CONCATENATE(&quot;C&quot;; [.$I13]*10+1; &quot;:C&quot;; [.$I13]*10+10)))" office:value-type="float" office:value="75.8">
            <text:p>75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string">
            <text:p>0.20s</text:p>
          </table:table-cell>
          <table:table-cell office:value-type="string">
            <text:p>0.07s</text:p>
          </table:table-cell>
          <table:table-cell table:style-name="ce1" office:value-type="string">
            <text:p>404%</text:p>
          </table:table-cell>
          <table:table-cell office:value-type="float" office:value="0.068">
            <text:p>0.068</text:p>
          </table:table-cell>
          <table:table-cell/>
          <table:table-cell office:value-type="float" office:value="11">
            <text:p>11</text:p>
          </table:table-cell>
          <table:table-cell table:formula="of:=SUMIF(INDIRECT(CONCATENATE(&quot;C&quot;; [.$I14]*10+1; &quot;:C&quot;; [.$I14]*10+10)); &quot;&lt;10000&quot;)/COUNTIF(INDIRECT(CONCATENATE(&quot;C&quot;; [.$I14]*10+1; &quot;:C&quot;; [.$I14]*10+10)); &quot;&lt;10000&quot;)" office:value-type="float" office:value="72.2">
            <text:p>72.2</text:p>
          </table:table-cell>
          <table:table-cell table:style-name="ce2" table:formula="of:=AVERAGE(INDIRECT(CONCATENATE(&quot;C&quot;; [.$I14]*10+1; &quot;:C&quot;; [.$I14]*10+10)))" office:value-type="float" office:value="72.2">
            <text:p>72.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string">
            <text:p>0.07s</text:p>
          </table:table-cell>
          <table:table-cell office:value-type="string">
            <text:p>0.08s</text:p>
          </table:table-cell>
          <table:table-cell table:style-name="ce1" office:value-type="string">
            <text:p>318%</text:p>
          </table:table-cell>
          <table:table-cell office:value-type="float" office:value="0.049">
            <text:p>0.049</text:p>
          </table:table-cell>
          <table:table-cell/>
          <table:table-cell office:value-type="float" office:value="12">
            <text:p>12</text:p>
          </table:table-cell>
          <table:table-cell table:formula="of:=SUMIF(INDIRECT(CONCATENATE(&quot;C&quot;; [.$I15]*10+1; &quot;:C&quot;; [.$I15]*10+10)); &quot;&lt;10000&quot;)/COUNTIF(INDIRECT(CONCATENATE(&quot;C&quot;; [.$I15]*10+1; &quot;:C&quot;; [.$I15]*10+10)); &quot;&lt;10000&quot;)" office:value-type="float" office:value="84.9">
            <text:p>84.9</text:p>
          </table:table-cell>
          <table:table-cell table:style-name="ce2" table:formula="of:=AVERAGE(INDIRECT(CONCATENATE(&quot;C&quot;; [.$I15]*10+1; &quot;:C&quot;; [.$I15]*10+10)))" office:value-type="float" office:value="84.9">
            <text:p>84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string">
            <text:p>0.04s</text:p>
          </table:table-cell>
          <table:table-cell office:value-type="string">
            <text:p>0.07s</text:p>
          </table:table-cell>
          <table:table-cell table:style-name="ce1" office:value-type="string">
            <text:p>280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13">
            <text:p>13</text:p>
          </table:table-cell>
          <table:table-cell table:formula="of:=SUMIF(INDIRECT(CONCATENATE(&quot;C&quot;; [.$I16]*10+1; &quot;:C&quot;; [.$I16]*10+10)); &quot;&lt;10000&quot;)/COUNTIF(INDIRECT(CONCATENATE(&quot;C&quot;; [.$I16]*10+1; &quot;:C&quot;; [.$I16]*10+10)); &quot;&lt;10000&quot;)" office:value-type="float" office:value="88.7777777777778">
            <text:p>88.8</text:p>
          </table:table-cell>
          <table:table-cell table:style-name="ce2" table:formula="of:=AVERAGE(INDIRECT(CONCATENATE(&quot;C&quot;; [.$I16]*10+1; &quot;:C&quot;; [.$I16]*10+10)))" office:value-type="float" office:value="1079.9">
            <text:p>1079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0.06s</text:p>
          </table:table-cell>
          <table:table-cell office:value-type="string">
            <text:p>0.08s</text:p>
          </table:table-cell>
          <table:table-cell table:style-name="ce1" office:value-type="string">
            <text:p>321%</text:p>
          </table:table-cell>
          <table:table-cell office:value-type="float" office:value="0.046">
            <text:p>0.046</text:p>
          </table:table-cell>
          <table:table-cell/>
          <table:table-cell office:value-type="float" office:value="14">
            <text:p>14</text:p>
          </table:table-cell>
          <table:table-cell table:formula="of:=SUMIF(INDIRECT(CONCATENATE(&quot;C&quot;; [.$I17]*10+1; &quot;:C&quot;; [.$I17]*10+10)); &quot;&lt;10000&quot;)/COUNTIF(INDIRECT(CONCATENATE(&quot;C&quot;; [.$I17]*10+1; &quot;:C&quot;; [.$I17]*10+10)); &quot;&lt;10000&quot;)" office:value-type="float" office:value="69.2">
            <text:p>69.2</text:p>
          </table:table-cell>
          <table:table-cell table:style-name="ce2" table:formula="of:=AVERAGE(INDIRECT(CONCATENATE(&quot;C&quot;; [.$I17]*10+1; &quot;:C&quot;; [.$I17]*10+10)))" office:value-type="float" office:value="69.2">
            <text:p>69.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8">
            <text:p>88</text:p>
          </table:table-cell>
          <table:table-cell office:value-type="string">
            <text:p>0.21s</text:p>
          </table:table-cell>
          <table:table-cell office:value-type="string">
            <text:p>0.07s</text:p>
          </table:table-cell>
          <table:table-cell table:style-name="ce1" office:value-type="string">
            <text:p>404%</text:p>
          </table:table-cell>
          <table:table-cell office:value-type="float" office:value="0.07">
            <text:p>0.07</text:p>
          </table:table-cell>
          <table:table-cell/>
          <table:table-cell office:value-type="float" office:value="15">
            <text:p>15</text:p>
          </table:table-cell>
          <table:table-cell table:formula="of:=SUMIF(INDIRECT(CONCATENATE(&quot;C&quot;; [.$I18]*10+1; &quot;:C&quot;; [.$I18]*10+10)); &quot;&lt;10000&quot;)/COUNTIF(INDIRECT(CONCATENATE(&quot;C&quot;; [.$I18]*10+1; &quot;:C&quot;; [.$I18]*10+10)); &quot;&lt;10000&quot;)" office:value-type="float" office:value="69">
            <text:p>69.0</text:p>
          </table:table-cell>
          <table:table-cell table:style-name="ce2" table:formula="of:=AVERAGE(INDIRECT(CONCATENATE(&quot;C&quot;; [.$I18]*10+1; &quot;:C&quot;; [.$I18]*10+10)))" office:value-type="float" office:value="69">
            <text:p>69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52">
            <text:p>0.052</text:p>
          </table:table-cell>
          <table:table-cell/>
          <table:table-cell office:value-type="float" office:value="16">
            <text:p>16</text:p>
          </table:table-cell>
          <table:table-cell table:formula="of:=SUMIF(INDIRECT(CONCATENATE(&quot;C&quot;; [.$I19]*10+1; &quot;:C&quot;; [.$I19]*10+10)); &quot;&lt;10000&quot;)/COUNTIF(INDIRECT(CONCATENATE(&quot;C&quot;; [.$I19]*10+1; &quot;:C&quot;; [.$I19]*10+10)); &quot;&lt;10000&quot;)" office:value-type="float" office:value="72.3">
            <text:p>72.3</text:p>
          </table:table-cell>
          <table:table-cell table:style-name="ce2" table:formula="of:=AVERAGE(INDIRECT(CONCATENATE(&quot;C&quot;; [.$I19]*10+1; &quot;:C&quot;; [.$I19]*10+10)))" office:value-type="float" office:value="72.3">
            <text:p>72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string">
            <text:p>0.15s</text:p>
          </table:table-cell>
          <table:table-cell office:value-type="string">
            <text:p>0.04s</text:p>
          </table:table-cell>
          <table:table-cell table:style-name="ce1" office:value-type="string">
            <text:p>330%</text:p>
          </table:table-cell>
          <table:table-cell office:value-type="float" office:value="0.058">
            <text:p>0.058</text:p>
          </table:table-cell>
          <table:table-cell/>
          <table:table-cell office:value-type="float" office:value="17">
            <text:p>17</text:p>
          </table:table-cell>
          <table:table-cell table:formula="of:=SUMIF(INDIRECT(CONCATENATE(&quot;C&quot;; [.$I20]*10+1; &quot;:C&quot;; [.$I20]*10+10)); &quot;&lt;10000&quot;)/COUNTIF(INDIRECT(CONCATENATE(&quot;C&quot;; [.$I20]*10+1; &quot;:C&quot;; [.$I20]*10+10)); &quot;&lt;10000&quot;)" office:value-type="float" office:value="127">
            <text:p>127.0</text:p>
          </table:table-cell>
          <table:table-cell table:style-name="ce2" table:formula="of:=AVERAGE(INDIRECT(CONCATENATE(&quot;C&quot;; [.$I20]*10+1; &quot;:C&quot;; [.$I20]*10+10)))" office:value-type="float" office:value="127">
            <text:p>127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0.09s</text:p>
          </table:table-cell>
          <table:table-cell table:style-name="ce1" office:value-type="string">
            <text:p>298%</text:p>
          </table:table-cell>
          <table:table-cell office:value-type="float" office:value="0.06">
            <text:p>0.06</text:p>
          </table:table-cell>
          <table:table-cell/>
          <table:table-cell office:value-type="float" office:value="18">
            <text:p>18</text:p>
          </table:table-cell>
          <table:table-cell table:formula="of:=SUMIF(INDIRECT(CONCATENATE(&quot;C&quot;; [.$I21]*10+1; &quot;:C&quot;; [.$I21]*10+10)); &quot;&lt;10000&quot;)/COUNTIF(INDIRECT(CONCATENATE(&quot;C&quot;; [.$I21]*10+1; &quot;:C&quot;; [.$I21]*10+10)); &quot;&lt;10000&quot;)" office:value-type="float" office:value="82">
            <text:p>82.0</text:p>
          </table:table-cell>
          <table:table-cell table:style-name="ce2" table:formula="of:=AVERAGE(INDIRECT(CONCATENATE(&quot;C&quot;; [.$I21]*10+1; &quot;:C&quot;; [.$I21]*10+10)))" office:value-type="float" office:value="82">
            <text:p>82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0.16s</text:p>
          </table:table-cell>
          <table:table-cell office:value-type="string">
            <text:p>0.08s</text:p>
          </table:table-cell>
          <table:table-cell table:style-name="ce1" office:value-type="string">
            <text:p>322%</text:p>
          </table:table-cell>
          <table:table-cell office:value-type="float" office:value="0.073">
            <text:p>0.073</text:p>
          </table:table-cell>
          <table:table-cell/>
          <table:table-cell office:value-type="float" office:value="19">
            <text:p>19</text:p>
          </table:table-cell>
          <table:table-cell table:formula="of:=SUMIF(INDIRECT(CONCATENATE(&quot;C&quot;; [.$I22]*10+1; &quot;:C&quot;; [.$I22]*10+10)); &quot;&lt;10000&quot;)/COUNTIF(INDIRECT(CONCATENATE(&quot;C&quot;; [.$I22]*10+1; &quot;:C&quot;; [.$I22]*10+10)); &quot;&lt;10000&quot;)" office:value-type="float" office:value="66.375">
            <text:p>66.4</text:p>
          </table:table-cell>
          <table:table-cell table:style-name="ce2" table:formula="of:=AVERAGE(INDIRECT(CONCATENATE(&quot;C&quot;; [.$I22]*10+1; &quot;:C&quot;; [.$I22]*10+10)))" office:value-type="float" office:value="2053.1">
            <text:p>2053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0.20s</text:p>
          </table:table-cell>
          <table:table-cell office:value-type="string">
            <text:p>0.06s</text:p>
          </table:table-cell>
          <table:table-cell table:style-name="ce1" office:value-type="string">
            <text:p>382%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0">
            <text:p>20</text:p>
          </table:table-cell>
          <table:table-cell table:formula="of:=SUMIF(INDIRECT(CONCATENATE(&quot;C&quot;; [.$I23]*10+1; &quot;:C&quot;; [.$I23]*10+10)); &quot;&lt;10000&quot;)/COUNTIF(INDIRECT(CONCATENATE(&quot;C&quot;; [.$I23]*10+1; &quot;:C&quot;; [.$I23]*10+10)); &quot;&lt;10000&quot;)" office:value-type="float" office:value="141.2">
            <text:p>141.2</text:p>
          </table:table-cell>
          <table:table-cell table:style-name="ce2" table:formula="of:=AVERAGE(INDIRECT(CONCATENATE(&quot;C&quot;; [.$I23]*10+1; &quot;:C&quot;; [.$I23]*10+10)))" office:value-type="float" office:value="141.2">
            <text:p>141.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string">
            <text:p>0.22s</text:p>
          </table:table-cell>
          <table:table-cell office:value-type="string">
            <text:p>0.05s</text:p>
          </table:table-cell>
          <table:table-cell table:style-name="ce1" office:value-type="string">
            <text:p>399%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1">
            <text:p>21</text:p>
          </table:table-cell>
          <table:table-cell table:formula="of:=SUMIF(INDIRECT(CONCATENATE(&quot;C&quot;; [.$I24]*10+1; &quot;:C&quot;; [.$I24]*10+10)); &quot;&lt;10000&quot;)/COUNTIF(INDIRECT(CONCATENATE(&quot;C&quot;; [.$I24]*10+1; &quot;:C&quot;; [.$I24]*10+10)); &quot;&lt;10000&quot;)" office:value-type="float" office:value="330.5">
            <text:p>330.5</text:p>
          </table:table-cell>
          <table:table-cell table:style-name="ce2" table:formula="of:=AVERAGE(INDIRECT(CONCATENATE(&quot;C&quot;; [.$I24]*10+1; &quot;:C&quot;; [.$I24]*10+10)))" office:value-type="float" office:value="330.5">
            <text:p>3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0.21s</text:p>
          </table:table-cell>
          <table:table-cell office:value-type="string">
            <text:p>0.06s</text:p>
          </table:table-cell>
          <table:table-cell table:style-name="ce1" office:value-type="string">
            <text:p>405%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2">
            <text:p>22</text:p>
          </table:table-cell>
          <table:table-cell table:formula="of:=SUMIF(INDIRECT(CONCATENATE(&quot;C&quot;; [.$I25]*10+1; &quot;:C&quot;; [.$I25]*10+10)); &quot;&lt;10000&quot;)/COUNTIF(INDIRECT(CONCATENATE(&quot;C&quot;; [.$I25]*10+1; &quot;:C&quot;; [.$I25]*10+10)); &quot;&lt;10000&quot;)" office:value-type="float" office:value="114.4">
            <text:p>114.4</text:p>
          </table:table-cell>
          <table:table-cell table:style-name="ce2" table:formula="of:=AVERAGE(INDIRECT(CONCATENATE(&quot;C&quot;; [.$I25]*10+1; &quot;:C&quot;; [.$I25]*10+10)))" office:value-type="float" office:value="114.4">
            <text:p>114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53%</text:p>
          </table:table-cell>
          <table:table-cell office:value-type="float" office:value="0.048">
            <text:p>0.048</text:p>
          </table:table-cell>
          <table:table-cell/>
          <table:table-cell office:value-type="float" office:value="23">
            <text:p>23</text:p>
          </table:table-cell>
          <table:table-cell table:formula="of:=SUMIF(INDIRECT(CONCATENATE(&quot;C&quot;; [.$I26]*10+1; &quot;:C&quot;; [.$I26]*10+10)); &quot;&lt;10000&quot;)/COUNTIF(INDIRECT(CONCATENATE(&quot;C&quot;; [.$I26]*10+1; &quot;:C&quot;; [.$I26]*10+10)); &quot;&lt;10000&quot;)" office:value-type="float" office:value="151.5">
            <text:p>151.5</text:p>
          </table:table-cell>
          <table:table-cell table:style-name="ce2" table:formula="of:=AVERAGE(INDIRECT(CONCATENATE(&quot;C&quot;; [.$I26]*10+1; &quot;:C&quot;; [.$I26]*10+10)))" office:value-type="float" office:value="151.5">
            <text:p>1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22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24">
            <text:p>24</text:p>
          </table:table-cell>
          <table:table-cell table:formula="of:=SUMIF(INDIRECT(CONCATENATE(&quot;C&quot;; [.$I27]*10+1; &quot;:C&quot;; [.$I27]*10+10)); &quot;&lt;10000&quot;)/COUNTIF(INDIRECT(CONCATENATE(&quot;C&quot;; [.$I27]*10+1; &quot;:C&quot;; [.$I27]*10+10)); &quot;&lt;10000&quot;)" office:value-type="float" office:value="270.3">
            <text:p>270.3</text:p>
          </table:table-cell>
          <table:table-cell table:style-name="ce2" table:formula="of:=AVERAGE(INDIRECT(CONCATENATE(&quot;C&quot;; [.$I27]*10+1; &quot;:C&quot;; [.$I27]*10+10)))" office:value-type="float" office:value="270.3">
            <text:p>270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12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25">
            <text:p>25</text:p>
          </table:table-cell>
          <table:table-cell table:formula="of:=SUMIF(INDIRECT(CONCATENATE(&quot;C&quot;; [.$I28]*10+1; &quot;:C&quot;; [.$I28]*10+10)); &quot;&lt;10000&quot;)/COUNTIF(INDIRECT(CONCATENATE(&quot;C&quot;; [.$I28]*10+1; &quot;:C&quot;; [.$I28]*10+10)); &quot;&lt;10000&quot;)" office:value-type="float" office:value="103.3">
            <text:p>103.3</text:p>
          </table:table-cell>
          <table:table-cell table:style-name="ce2" table:formula="of:=AVERAGE(INDIRECT(CONCATENATE(&quot;C&quot;; [.$I28]*10+1; &quot;:C&quot;; [.$I28]*10+10)))" office:value-type="float" office:value="103.3">
            <text:p>103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58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26">
            <text:p>26</text:p>
          </table:table-cell>
          <table:table-cell table:formula="of:=SUMIF(INDIRECT(CONCATENATE(&quot;C&quot;; [.$I29]*10+1; &quot;:C&quot;; [.$I29]*10+10)); &quot;&lt;10000&quot;)/COUNTIF(INDIRECT(CONCATENATE(&quot;C&quot;; [.$I29]*10+1; &quot;:C&quot;; [.$I29]*10+10)); &quot;&lt;10000&quot;)" office:value-type="float" office:value="116.2">
            <text:p>116.2</text:p>
          </table:table-cell>
          <table:table-cell table:style-name="ce2" table:formula="of:=AVERAGE(INDIRECT(CONCATENATE(&quot;C&quot;; [.$I29]*10+1; &quot;:C&quot;; [.$I29]*10+10)))" office:value-type="float" office:value="116.2">
            <text:p>1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14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27">
            <text:p>27</text:p>
          </table:table-cell>
          <table:table-cell table:formula="of:=SUMIF(INDIRECT(CONCATENATE(&quot;C&quot;; [.$I30]*10+1; &quot;:C&quot;; [.$I30]*10+10)); &quot;&lt;10000&quot;)/COUNTIF(INDIRECT(CONCATENATE(&quot;C&quot;; [.$I30]*10+1; &quot;:C&quot;; [.$I30]*10+10)); &quot;&lt;10000&quot;)" office:value-type="float" office:value="68.6">
            <text:p>68.6</text:p>
          </table:table-cell>
          <table:table-cell table:style-name="ce2" table:formula="of:=AVERAGE(INDIRECT(CONCATENATE(&quot;C&quot;; [.$I30]*10+1; &quot;:C&quot;; [.$I30]*10+10)))" office:value-type="float" office:value="68.6">
            <text:p>68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0.10s</text:p>
          </table:table-cell>
          <table:table-cell office:value-type="string">
            <text:p>0.08s</text:p>
          </table:table-cell>
          <table:table-cell table:style-name="ce1" office:value-type="string">
            <text:p>315%</text:p>
          </table:table-cell>
          <table:table-cell office:value-type="float" office:value="0.058">
            <text:p>0.058</text:p>
          </table:table-cell>
          <table:table-cell/>
          <table:table-cell office:value-type="float" office:value="28">
            <text:p>28</text:p>
          </table:table-cell>
          <table:table-cell table:formula="of:=SUMIF(INDIRECT(CONCATENATE(&quot;C&quot;; [.$I31]*10+1; &quot;:C&quot;; [.$I31]*10+10)); &quot;&lt;10000&quot;)/COUNTIF(INDIRECT(CONCATENATE(&quot;C&quot;; [.$I31]*10+1; &quot;:C&quot;; [.$I31]*10+10)); &quot;&lt;10000&quot;)" office:value-type="float" office:value="86.6">
            <text:p>86.6</text:p>
          </table:table-cell>
          <table:table-cell table:style-name="ce2" table:formula="of:=AVERAGE(INDIRECT(CONCATENATE(&quot;C&quot;; [.$I31]*10+1; &quot;:C&quot;; [.$I31]*10+10)))" office:value-type="float" office:value="86.6">
            <text:p>86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09%</text:p>
          </table:table-cell>
          <table:table-cell office:value-type="float" office:value="0.047">
            <text:p>0.047</text:p>
          </table:table-cell>
          <table:table-cell/>
          <table:table-cell office:value-type="float" office:value="29">
            <text:p>29</text:p>
          </table:table-cell>
          <table:table-cell table:formula="of:=SUMIF(INDIRECT(CONCATENATE(&quot;C&quot;; [.$I32]*10+1; &quot;:C&quot;; [.$I32]*10+10)); &quot;&lt;10000&quot;)/COUNTIF(INDIRECT(CONCATENATE(&quot;C&quot;; [.$I32]*10+1; &quot;:C&quot;; [.$I32]*10+10)); &quot;&lt;10000&quot;)" office:value-type="float" office:value="68.5">
            <text:p>68.5</text:p>
          </table:table-cell>
          <table:table-cell table:style-name="ce2" table:formula="of:=AVERAGE(INDIRECT(CONCATENATE(&quot;C&quot;; [.$I32]*10+1; &quot;:C&quot;; [.$I32]*10+10)))" office:value-type="float" office:value="68.5">
            <text:p>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0.11s</text:p>
          </table:table-cell>
          <table:table-cell office:value-type="string">
            <text:p>0.05s</text:p>
          </table:table-cell>
          <table:table-cell table:style-name="ce1" office:value-type="string">
            <text:p>360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30">
            <text:p>30</text:p>
          </table:table-cell>
          <table:table-cell table:formula="of:=SUMIF(INDIRECT(CONCATENATE(&quot;C&quot;; [.$I33]*10+1; &quot;:C&quot;; [.$I33]*10+10)); &quot;&lt;10000&quot;)/COUNTIF(INDIRECT(CONCATENATE(&quot;C&quot;; [.$I33]*10+1; &quot;:C&quot;; [.$I33]*10+10)); &quot;&lt;10000&quot;)" office:value-type="float" office:value="58.6">
            <text:p>58.6</text:p>
          </table:table-cell>
          <table:table-cell table:style-name="ce2" table:formula="of:=AVERAGE(INDIRECT(CONCATENATE(&quot;C&quot;; [.$I33]*10+1; &quot;:C&quot;; [.$I33]*10+10)))" office:value-type="float" office:value="58.6">
            <text:p>58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8%</text:p>
          </table:table-cell>
          <table:table-cell office:value-type="float" office:value="0.035">
            <text:p>0.035</text:p>
          </table:table-cell>
          <table:table-cell/>
          <table:table-cell office:value-type="float" office:value="31">
            <text:p>31</text:p>
          </table:table-cell>
          <table:table-cell table:formula="of:=SUMIF(INDIRECT(CONCATENATE(&quot;C&quot;; [.$I34]*10+1; &quot;:C&quot;; [.$I34]*10+10)); &quot;&lt;10000&quot;)/COUNTIF(INDIRECT(CONCATENATE(&quot;C&quot;; [.$I34]*10+1; &quot;:C&quot;; [.$I34]*10+10)); &quot;&lt;10000&quot;)" office:value-type="float" office:value="83.8">
            <text:p>83.8</text:p>
          </table:table-cell>
          <table:table-cell table:style-name="ce2" table:formula="of:=AVERAGE(INDIRECT(CONCATENATE(&quot;C&quot;; [.$I34]*10+1; &quot;:C&quot;; [.$I34]*10+10)))" office:value-type="float" office:value="83.8">
            <text:p>83.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10%</text:p>
          </table:table-cell>
          <table:table-cell office:value-type="float" office:value="0.035">
            <text:p>0.035</text:p>
          </table:table-cell>
          <table:table-cell/>
          <table:table-cell office:value-type="float" office:value="32">
            <text:p>32</text:p>
          </table:table-cell>
          <table:table-cell table:formula="of:=SUMIF(INDIRECT(CONCATENATE(&quot;C&quot;; [.$I35]*10+1; &quot;:C&quot;; [.$I35]*10+10)); &quot;&lt;10000&quot;)/COUNTIF(INDIRECT(CONCATENATE(&quot;C&quot;; [.$I35]*10+1; &quot;:C&quot;; [.$I35]*10+10)); &quot;&lt;10000&quot;)" office:value-type="float" office:value="50.4">
            <text:p>50.4</text:p>
          </table:table-cell>
          <table:table-cell table:style-name="ce2" table:formula="of:=AVERAGE(INDIRECT(CONCATENATE(&quot;C&quot;; [.$I35]*10+1; &quot;:C&quot;; [.$I35]*10+10)))" office:value-type="float" office:value="50.4">
            <text:p>50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string">
            <text:p>0.12s</text:p>
          </table:table-cell>
          <table:table-cell office:value-type="string">
            <text:p>0.08s</text:p>
          </table:table-cell>
          <table:table-cell table:style-name="ce1" office:value-type="string">
            <text:p>361%</text:p>
          </table:table-cell>
          <table:table-cell office:value-type="float" office:value="0.054">
            <text:p>0.054</text:p>
          </table:table-cell>
          <table:table-cell/>
          <table:table-cell office:value-type="float" office:value="33">
            <text:p>33</text:p>
          </table:table-cell>
          <table:table-cell table:formula="of:=SUMIF(INDIRECT(CONCATENATE(&quot;C&quot;; [.$I36]*10+1; &quot;:C&quot;; [.$I36]*10+10)); &quot;&lt;10000&quot;)/COUNTIF(INDIRECT(CONCATENATE(&quot;C&quot;; [.$I36]*10+1; &quot;:C&quot;; [.$I36]*10+10)); &quot;&lt;10000&quot;)" office:value-type="float" office:value="49.9">
            <text:p>49.9</text:p>
          </table:table-cell>
          <table:table-cell table:style-name="ce2" table:formula="of:=AVERAGE(INDIRECT(CONCATENATE(&quot;C&quot;; [.$I36]*10+1; &quot;:C&quot;; [.$I36]*10+10)))" office:value-type="float" office:value="49.9">
            <text:p>49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string">
            <text:p>0.14s</text:p>
          </table:table-cell>
          <table:table-cell office:value-type="string">
            <text:p>0.06s</text:p>
          </table:table-cell>
          <table:table-cell table:style-name="ce1" office:value-type="string">
            <text:p>380%</text:p>
          </table:table-cell>
          <table:table-cell office:value-type="float" office:value="0.051">
            <text:p>0.051</text:p>
          </table:table-cell>
          <table:table-cell/>
          <table:table-cell office:value-type="float" office:value="34">
            <text:p>34</text:p>
          </table:table-cell>
          <table:table-cell table:formula="of:=SUMIF(INDIRECT(CONCATENATE(&quot;C&quot;; [.$I37]*10+1; &quot;:C&quot;; [.$I37]*10+10)); &quot;&lt;10000&quot;)/COUNTIF(INDIRECT(CONCATENATE(&quot;C&quot;; [.$I37]*10+1; &quot;:C&quot;; [.$I37]*10+10)); &quot;&lt;10000&quot;)" office:value-type="float" office:value="48.9">
            <text:p>48.9</text:p>
          </table:table-cell>
          <table:table-cell table:style-name="ce2" table:formula="of:=AVERAGE(INDIRECT(CONCATENATE(&quot;C&quot;; [.$I37]*10+1; &quot;:C&quot;; [.$I37]*10+10)))" office:value-type="float" office:value="48.9">
            <text:p>48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string">
            <text:p>0.13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51">
            <text:p>0.051</text:p>
          </table:table-cell>
          <table:table-cell/>
          <table:table-cell office:value-type="float" office:value="35">
            <text:p>35</text:p>
          </table:table-cell>
          <table:table-cell table:formula="of:=SUMIF(INDIRECT(CONCATENATE(&quot;C&quot;; [.$I38]*10+1; &quot;:C&quot;; [.$I38]*10+10)); &quot;&lt;10000&quot;)/COUNTIF(INDIRECT(CONCATENATE(&quot;C&quot;; [.$I38]*10+1; &quot;:C&quot;; [.$I38]*10+10)); &quot;&lt;10000&quot;)" office:value-type="float" office:value="49.2">
            <text:p>49.2</text:p>
          </table:table-cell>
          <table:table-cell table:style-name="ce2" table:formula="of:=AVERAGE(INDIRECT(CONCATENATE(&quot;C&quot;; [.$I38]*10+1; &quot;:C&quot;; [.$I38]*10+10)))" office:value-type="float" office:value="49.2">
            <text:p>49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299%</text:p>
          </table:table-cell>
          <table:table-cell office:value-type="float" office:value="0.056">
            <text:p>0.056</text:p>
          </table:table-cell>
          <table:table-cell/>
          <table:table-cell office:value-type="float" office:value="36">
            <text:p>36</text:p>
          </table:table-cell>
          <table:table-cell table:formula="of:=SUMIF(INDIRECT(CONCATENATE(&quot;C&quot;; [.$I39]*10+1; &quot;:C&quot;; [.$I39]*10+10)); &quot;&lt;10000&quot;)/COUNTIF(INDIRECT(CONCATENATE(&quot;C&quot;; [.$I39]*10+1; &quot;:C&quot;; [.$I39]*10+10)); &quot;&lt;10000&quot;)" office:value-type="float" office:value="44.1">
            <text:p>44.1</text:p>
          </table:table-cell>
          <table:table-cell table:style-name="ce2" table:formula="of:=AVERAGE(INDIRECT(CONCATENATE(&quot;C&quot;; [.$I39]*10+1; &quot;:C&quot;; [.$I39]*10+10)))" office:value-type="float" office:value="44.1">
            <text:p>44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82%</text:p>
          </table:table-cell>
          <table:table-cell office:value-type="float" office:value="0.045">
            <text:p>0.045</text:p>
          </table:table-cell>
          <table:table-cell/>
          <table:table-cell office:value-type="float" office:value="37">
            <text:p>37</text:p>
          </table:table-cell>
          <table:table-cell table:formula="of:=SUMIF(INDIRECT(CONCATENATE(&quot;C&quot;; [.$I40]*10+1; &quot;:C&quot;; [.$I40]*10+10)); &quot;&lt;10000&quot;)/COUNTIF(INDIRECT(CONCATENATE(&quot;C&quot;; [.$I40]*10+1; &quot;:C&quot;; [.$I40]*10+10)); &quot;&lt;10000&quot;)" office:value-type="float" office:value="43.5">
            <text:p>43.5</text:p>
          </table:table-cell>
          <table:table-cell table:style-name="ce2" table:formula="of:=AVERAGE(INDIRECT(CONCATENATE(&quot;C&quot;; [.$I40]*10+1; &quot;:C&quot;; [.$I40]*10+10)))" office:value-type="float" office:value="43.5">
            <text:p>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13%</text:p>
          </table:table-cell>
          <table:table-cell office:value-type="float" office:value="0.052">
            <text:p>0.052</text:p>
          </table:table-cell>
          <table:table-cell/>
          <table:table-cell office:value-type="float" office:value="38">
            <text:p>38</text:p>
          </table:table-cell>
          <table:table-cell table:formula="of:=SUMIF(INDIRECT(CONCATENATE(&quot;C&quot;; [.$I41]*10+1; &quot;:C&quot;; [.$I41]*10+10)); &quot;&lt;10000&quot;)/COUNTIF(INDIRECT(CONCATENATE(&quot;C&quot;; [.$I41]*10+1; &quot;:C&quot;; [.$I41]*10+10)); &quot;&lt;10000&quot;)" office:value-type="float" office:value="45.1">
            <text:p>45.1</text:p>
          </table:table-cell>
          <table:table-cell table:style-name="ce2" table:formula="of:=AVERAGE(INDIRECT(CONCATENATE(&quot;C&quot;; [.$I41]*10+1; &quot;:C&quot;; [.$I41]*10+10)))" office:value-type="float" office:value="45.1">
            <text:p>45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57%</text:p>
          </table:table-cell>
          <table:table-cell office:value-type="float" office:value="0.043">
            <text:p>0.043</text:p>
          </table:table-cell>
          <table:table-cell/>
          <table:table-cell office:value-type="float" office:value="39">
            <text:p>39</text:p>
          </table:table-cell>
          <table:table-cell table:formula="of:=SUMIF(INDIRECT(CONCATENATE(&quot;C&quot;; [.$I42]*10+1; &quot;:C&quot;; [.$I42]*10+10)); &quot;&lt;10000&quot;)/COUNTIF(INDIRECT(CONCATENATE(&quot;C&quot;; [.$I42]*10+1; &quot;:C&quot;; [.$I42]*10+10)); &quot;&lt;10000&quot;)" office:value-type="float" office:value="41.1">
            <text:p>41.1</text:p>
          </table:table-cell>
          <table:table-cell table:style-name="ce2" table:formula="of:=AVERAGE(INDIRECT(CONCATENATE(&quot;C&quot;; [.$I42]*10+1; &quot;:C&quot;; [.$I42]*10+10)))" office:value-type="float" office:value="41.1">
            <text:p>41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75%</text:p>
          </table:table-cell>
          <table:table-cell office:value-type="float" office:value="0.045">
            <text:p>0.045</text:p>
          </table:table-cell>
          <table:table-cell/>
          <table:table-cell office:value-type="float" office:value="40">
            <text:p>40</text:p>
          </table:table-cell>
          <table:table-cell table:formula="of:=SUMIF(INDIRECT(CONCATENATE(&quot;C&quot;; [.$I43]*10+1; &quot;:C&quot;; [.$I43]*10+10)); &quot;&lt;10000&quot;)/COUNTIF(INDIRECT(CONCATENATE(&quot;C&quot;; [.$I43]*10+1; &quot;:C&quot;; [.$I43]*10+10)); &quot;&lt;10000&quot;)" office:value-type="float" office:value="40.1">
            <text:p>40.1</text:p>
          </table:table-cell>
          <table:table-cell table:style-name="ce2" table:formula="of:=AVERAGE(INDIRECT(CONCATENATE(&quot;C&quot;; [.$I43]*10+1; &quot;:C&quot;; [.$I43]*10+10)))" office:value-type="float" office:value="40.1">
            <text:p>40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0.10s</text:p>
          </table:table-cell>
          <table:table-cell office:value-type="string">
            <text:p>0.07s</text:p>
          </table:table-cell>
          <table:table-cell table:style-name="ce1" office:value-type="string">
            <text:p>375%</text:p>
          </table:table-cell>
          <table:table-cell office:value-type="float" office:value="0.047">
            <text:p>0.047</text:p>
          </table:table-cell>
          <table:table-cell/>
          <table:table-cell office:value-type="float" office:value="41">
            <text:p>41</text:p>
          </table:table-cell>
          <table:table-cell table:formula="of:=SUMIF(INDIRECT(CONCATENATE(&quot;C&quot;; [.$I44]*10+1; &quot;:C&quot;; [.$I44]*10+10)); &quot;&lt;10000&quot;)/COUNTIF(INDIRECT(CONCATENATE(&quot;C&quot;; [.$I44]*10+1; &quot;:C&quot;; [.$I44]*10+10)); &quot;&lt;10000&quot;)" office:value-type="float" office:value="39.1">
            <text:p>39.1</text:p>
          </table:table-cell>
          <table:table-cell table:style-name="ce2" table:formula="of:=AVERAGE(INDIRECT(CONCATENATE(&quot;C&quot;; [.$I44]*10+1; &quot;:C&quot;; [.$I44]*10+10)))" office:value-type="float" office:value="39.1">
            <text:p>39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0.10s</text:p>
          </table:table-cell>
          <table:table-cell office:value-type="string">
            <text:p>0.08s</text:p>
          </table:table-cell>
          <table:table-cell table:style-name="ce1" office:value-type="string">
            <text:p>357%</text:p>
          </table:table-cell>
          <table:table-cell office:value-type="float" office:value="0.052">
            <text:p>0.052</text:p>
          </table:table-cell>
          <table:table-cell/>
          <table:table-cell office:value-type="float" office:value="42">
            <text:p>42</text:p>
          </table:table-cell>
          <table:table-cell table:formula="of:=SUMIF(INDIRECT(CONCATENATE(&quot;C&quot;; [.$I45]*10+1; &quot;:C&quot;; [.$I45]*10+10)); &quot;&lt;10000&quot;)/COUNTIF(INDIRECT(CONCATENATE(&quot;C&quot;; [.$I45]*10+1; &quot;:C&quot;; [.$I45]*10+10)); &quot;&lt;10000&quot;)" office:value-type="float" office:value="38.2">
            <text:p>38.2</text:p>
          </table:table-cell>
          <table:table-cell table:style-name="ce2" table:formula="of:=AVERAGE(INDIRECT(CONCATENATE(&quot;C&quot;; [.$I45]*10+1; &quot;:C&quot;; [.$I45]*10+10)))" office:value-type="float" office:value="38.2">
            <text:p>38.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43">
            <text:p>43</text:p>
          </table:table-cell>
          <table:table-cell table:formula="of:=SUMIF(INDIRECT(CONCATENATE(&quot;C&quot;; [.$I46]*10+1; &quot;:C&quot;; [.$I46]*10+10)); &quot;&lt;10000&quot;)/COUNTIF(INDIRECT(CONCATENATE(&quot;C&quot;; [.$I46]*10+1; &quot;:C&quot;; [.$I46]*10+10)); &quot;&lt;10000&quot;)" office:value-type="float" office:value="37.1">
            <text:p>37.1</text:p>
          </table:table-cell>
          <table:table-cell table:style-name="ce2" table:formula="of:=AVERAGE(INDIRECT(CONCATENATE(&quot;C&quot;; [.$I46]*10+1; &quot;:C&quot;; [.$I46]*10+10)))" office:value-type="float" office:value="37.1">
            <text:p>37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0.13s</text:p>
          </table:table-cell>
          <table:table-cell office:value-type="string">
            <text:p>0.05s</text:p>
          </table:table-cell>
          <table:table-cell table:style-name="ce1" office:value-type="string">
            <text:p>363%</text:p>
          </table:table-cell>
          <table:table-cell office:value-type="float" office:value="0.05">
            <text:p>0.05</text:p>
          </table:table-cell>
          <table:table-cell/>
          <table:table-cell office:value-type="float" office:value="44">
            <text:p>44</text:p>
          </table:table-cell>
          <table:table-cell table:formula="of:=SUMIF(INDIRECT(CONCATENATE(&quot;C&quot;; [.$I47]*10+1; &quot;:C&quot;; [.$I47]*10+10)); &quot;&lt;10000&quot;)/COUNTIF(INDIRECT(CONCATENATE(&quot;C&quot;; [.$I47]*10+1; &quot;:C&quot;; [.$I47]*10+10)); &quot;&lt;10000&quot;)" office:value-type="float" office:value="36.1">
            <text:p>36.1</text:p>
          </table:table-cell>
          <table:table-cell table:style-name="ce2" table:formula="of:=AVERAGE(INDIRECT(CONCATENATE(&quot;C&quot;; [.$I47]*10+1; &quot;:C&quot;; [.$I47]*10+10)))" office:value-type="float" office:value="36.1">
            <text:p>36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0.11s</text:p>
          </table:table-cell>
          <table:table-cell office:value-type="string">
            <text:p>0.07s</text:p>
          </table:table-cell>
          <table:table-cell table:style-name="ce1" office:value-type="string">
            <text:p>387%</text:p>
          </table:table-cell>
          <table:table-cell office:value-type="float" office:value="0.046">
            <text:p>0.046</text:p>
          </table:table-cell>
          <table:table-cell/>
          <table:table-cell office:value-type="float" office:value="45">
            <text:p>45</text:p>
          </table:table-cell>
          <table:table-cell table:formula="of:=SUMIF(INDIRECT(CONCATENATE(&quot;C&quot;; [.$I48]*10+1; &quot;:C&quot;; [.$I48]*10+10)); &quot;&lt;10000&quot;)/COUNTIF(INDIRECT(CONCATENATE(&quot;C&quot;; [.$I48]*10+1; &quot;:C&quot;; [.$I48]*10+10)); &quot;&lt;10000&quot;)" office:value-type="float" office:value="35.1">
            <text:p>35.1</text:p>
          </table:table-cell>
          <table:table-cell table:style-name="ce2" table:formula="of:=AVERAGE(INDIRECT(CONCATENATE(&quot;C&quot;; [.$I48]*10+1; &quot;:C&quot;; [.$I48]*10+10)))" office:value-type="float" office:value="35.1">
            <text:p>35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39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46">
            <text:p>46</text:p>
          </table:table-cell>
          <table:table-cell table:formula="of:=SUMIF(INDIRECT(CONCATENATE(&quot;C&quot;; [.$I49]*10+1; &quot;:C&quot;; [.$I49]*10+10)); &quot;&lt;10000&quot;)/COUNTIF(INDIRECT(CONCATENATE(&quot;C&quot;; [.$I49]*10+1; &quot;:C&quot;; [.$I49]*10+10)); &quot;&lt;10000&quot;)" office:value-type="float" office:value="34.1">
            <text:p>34.1</text:p>
          </table:table-cell>
          <table:table-cell table:style-name="ce2" table:formula="of:=AVERAGE(INDIRECT(CONCATENATE(&quot;C&quot;; [.$I49]*10+1; &quot;:C&quot;; [.$I49]*10+10)))" office:value-type="float" office:value="34.1">
            <text:p>34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0.14s</text:p>
          </table:table-cell>
          <table:table-cell office:value-type="string">
            <text:p>0.08s</text:p>
          </table:table-cell>
          <table:table-cell table:style-name="ce1" office:value-type="string">
            <text:p>386%</text:p>
          </table:table-cell>
          <table:table-cell office:value-type="float" office:value="0.056">
            <text:p>0.056</text:p>
          </table:table-cell>
          <table:table-cell/>
          <table:table-cell office:value-type="float" office:value="47">
            <text:p>47</text:p>
          </table:table-cell>
          <table:table-cell table:formula="of:=SUMIF(INDIRECT(CONCATENATE(&quot;C&quot;; [.$I50]*10+1; &quot;:C&quot;; [.$I50]*10+10)); &quot;&lt;10000&quot;)/COUNTIF(INDIRECT(CONCATENATE(&quot;C&quot;; [.$I50]*10+1; &quot;:C&quot;; [.$I50]*10+10)); &quot;&lt;10000&quot;)" office:value-type="float" office:value="33.1">
            <text:p>33.1</text:p>
          </table:table-cell>
          <table:table-cell table:style-name="ce2" table:formula="of:=AVERAGE(INDIRECT(CONCATENATE(&quot;C&quot;; [.$I50]*10+1; &quot;:C&quot;; [.$I50]*10+10)))" office:value-type="float" office:value="33.1">
            <text:p>33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string">
            <text:p>0.07s</text:p>
          </table:table-cell>
          <table:table-cell office:value-type="string">
            <text:p>0.09s</text:p>
          </table:table-cell>
          <table:table-cell table:style-name="ce1" office:value-type="string">
            <text:p>317%</text:p>
          </table:table-cell>
          <table:table-cell office:value-type="float" office:value="0.05">
            <text:p>0.05</text:p>
          </table:table-cell>
          <table:table-cell/>
          <table:table-cell office:value-type="float" office:value="48">
            <text:p>48</text:p>
          </table:table-cell>
          <table:table-cell table:formula="of:=SUMIF(INDIRECT(CONCATENATE(&quot;C&quot;; [.$I51]*10+1; &quot;:C&quot;; [.$I51]*10+10)); &quot;&lt;10000&quot;)/COUNTIF(INDIRECT(CONCATENATE(&quot;C&quot;; [.$I51]*10+1; &quot;:C&quot;; [.$I51]*10+10)); &quot;&lt;10000&quot;)" office:value-type="float" office:value="32.1">
            <text:p>32.1</text:p>
          </table:table-cell>
          <table:table-cell table:style-name="ce2" table:formula="of:=AVERAGE(INDIRECT(CONCATENATE(&quot;C&quot;; [.$I51]*10+1; &quot;:C&quot;; [.$I51]*10+10)))" office:value-type="float" office:value="32.1">
            <text:p>32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298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49">
            <text:p>49</text:p>
          </table:table-cell>
          <table:table-cell table:formula="of:=SUMIF(INDIRECT(CONCATENATE(&quot;C&quot;; [.$I52]*10+1; &quot;:C&quot;; [.$I52]*10+10)); &quot;&lt;10000&quot;)/COUNTIF(INDIRECT(CONCATENATE(&quot;C&quot;; [.$I52]*10+1; &quot;:C&quot;; [.$I52]*10+10)); &quot;&lt;10000&quot;)" office:value-type="float" office:value="31.1">
            <text:p>31.1</text:p>
          </table:table-cell>
          <table:table-cell table:style-name="ce2" table:formula="of:=AVERAGE(INDIRECT(CONCATENATE(&quot;C&quot;; [.$I52]*10+1; &quot;:C&quot;; [.$I52]*10+10)))" office:value-type="float" office:value="31.1">
            <text:p>3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44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50">
            <text:p>50</text:p>
          </table:table-cell>
          <table:table-cell table:formula="of:=SUMIF(INDIRECT(CONCATENATE(&quot;C&quot;; [.$I53]*10+1; &quot;:C&quot;; [.$I53]*10+10)); &quot;&lt;10000&quot;)/COUNTIF(INDIRECT(CONCATENATE(&quot;C&quot;; [.$I53]*10+1; &quot;:C&quot;; [.$I53]*10+10)); &quot;&lt;10000&quot;)" office:value-type="float" office:value="30.1">
            <text:p>30.1</text:p>
          </table:table-cell>
          <table:table-cell table:style-name="ce2" table:formula="of:=AVERAGE(INDIRECT(CONCATENATE(&quot;C&quot;; [.$I53]*10+1; &quot;:C&quot;; [.$I53]*10+10)))" office:value-type="float" office:value="30.1">
            <text:p>30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0.16s</text:p>
          </table:table-cell>
          <table:table-cell office:value-type="string">
            <text:p>0.04s</text:p>
          </table:table-cell>
          <table:table-cell table:style-name="ce1" office:value-type="string">
            <text:p>382%</text:p>
          </table:table-cell>
          <table:table-cell office:value-type="float" office:value="0.051">
            <text:p>0.051</text:p>
          </table:table-cell>
          <table:table-cell/>
          <table:table-cell office:value-type="float" office:value="51">
            <text:p>51</text:p>
          </table:table-cell>
          <table:table-cell table:formula="of:=SUMIF(INDIRECT(CONCATENATE(&quot;C&quot;; [.$I54]*10+1; &quot;:C&quot;; [.$I54]*10+10)); &quot;&lt;10000&quot;)/COUNTIF(INDIRECT(CONCATENATE(&quot;C&quot;; [.$I54]*10+1; &quot;:C&quot;; [.$I54]*10+10)); &quot;&lt;10000&quot;)" office:value-type="float" office:value="29.1">
            <text:p>29.1</text:p>
          </table:table-cell>
          <table:table-cell table:style-name="ce2" table:formula="of:=AVERAGE(INDIRECT(CONCATENATE(&quot;C&quot;; [.$I54]*10+1; &quot;:C&quot;; [.$I54]*10+10)))" office:value-type="float" office:value="29.1">
            <text:p>29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24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52">
            <text:p>52</text:p>
          </table:table-cell>
          <table:table-cell table:formula="of:=SUMIF(INDIRECT(CONCATENATE(&quot;C&quot;; [.$I55]*10+1; &quot;:C&quot;; [.$I55]*10+10)); &quot;&lt;10000&quot;)/COUNTIF(INDIRECT(CONCATENATE(&quot;C&quot;; [.$I55]*10+1; &quot;:C&quot;; [.$I55]*10+10)); &quot;&lt;10000&quot;)" office:value-type="float" office:value="28.1">
            <text:p>28.1</text:p>
          </table:table-cell>
          <table:table-cell table:style-name="ce2" table:formula="of:=AVERAGE(INDIRECT(CONCATENATE(&quot;C&quot;; [.$I55]*10+1; &quot;:C&quot;; [.$I55]*10+10)))" office:value-type="float" office:value="28.1">
            <text:p>28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46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53">
            <text:p>53</text:p>
          </table:table-cell>
          <table:table-cell table:formula="of:=SUMIF(INDIRECT(CONCATENATE(&quot;C&quot;; [.$I56]*10+1; &quot;:C&quot;; [.$I56]*10+10)); &quot;&lt;10000&quot;)/COUNTIF(INDIRECT(CONCATENATE(&quot;C&quot;; [.$I56]*10+1; &quot;:C&quot;; [.$I56]*10+10)); &quot;&lt;10000&quot;)" office:value-type="float" office:value="27.1">
            <text:p>27.1</text:p>
          </table:table-cell>
          <table:table-cell table:style-name="ce2" table:formula="of:=AVERAGE(INDIRECT(CONCATENATE(&quot;C&quot;; [.$I56]*10+1; &quot;:C&quot;; [.$I56]*10+10)))" office:value-type="float" office:value="27.1">
            <text:p>27.1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7%</text:p>
          </table:table-cell>
          <table:table-cell office:value-type="float" office:value="0.034">
            <text:p>0.034</text:p>
          </table:table-cell>
          <table:table-cell/>
          <table:table-cell office:value-type="float" office:value="54">
            <text:p>54</text:p>
          </table:table-cell>
          <table:table-cell table:formula="of:=SUMIF(INDIRECT(CONCATENATE(&quot;C&quot;; [.$I57]*10+1; &quot;:C&quot;; [.$I57]*10+10)); &quot;&lt;10000&quot;)/COUNTIF(INDIRECT(CONCATENATE(&quot;C&quot;; [.$I57]*10+1; &quot;:C&quot;; [.$I57]*10+10)); &quot;&lt;10000&quot;)" office:value-type="float" office:value="26.1">
            <text:p>26.1</text:p>
          </table:table-cell>
          <table:table-cell table:style-name="ce2" table:formula="of:=AVERAGE(INDIRECT(CONCATENATE(&quot;C&quot;; [.$I57]*10+1; &quot;:C&quot;; [.$I57]*10+10)))" office:value-type="float" office:value="26.1">
            <text:p>26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292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55">
            <text:p>55</text:p>
          </table:table-cell>
          <table:table-cell table:formula="of:=SUMIF(INDIRECT(CONCATENATE(&quot;C&quot;; [.$I58]*10+1; &quot;:C&quot;; [.$I58]*10+10)); &quot;&lt;10000&quot;)/COUNTIF(INDIRECT(CONCATENATE(&quot;C&quot;; [.$I58]*10+1; &quot;:C&quot;; [.$I58]*10+10)); &quot;&lt;10000&quot;)" office:value-type="float" office:value="25.1">
            <text:p>25.1</text:p>
          </table:table-cell>
          <table:table-cell table:style-name="ce2" table:formula="of:=AVERAGE(INDIRECT(CONCATENATE(&quot;C&quot;; [.$I58]*10+1; &quot;:C&quot;; [.$I58]*10+10)))" office:value-type="float" office:value="25.1">
            <text:p>25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1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56">
            <text:p>56</text:p>
          </table:table-cell>
          <table:table-cell table:formula="of:=SUMIF(INDIRECT(CONCATENATE(&quot;C&quot;; [.$I59]*10+1; &quot;:C&quot;; [.$I59]*10+10)); &quot;&lt;10000&quot;)/COUNTIF(INDIRECT(CONCATENATE(&quot;C&quot;; [.$I59]*10+1; &quot;:C&quot;; [.$I59]*10+10)); &quot;&lt;10000&quot;)" office:value-type="float" office:value="24.1">
            <text:p>24.1</text:p>
          </table:table-cell>
          <table:table-cell table:style-name="ce2" table:formula="of:=AVERAGE(INDIRECT(CONCATENATE(&quot;C&quot;; [.$I59]*10+1; &quot;:C&quot;; [.$I59]*10+10)))" office:value-type="float" office:value="24.1">
            <text:p>24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12s</text:p>
          </table:table-cell>
          <table:table-cell office:value-type="string">
            <text:p>0.03s</text:p>
          </table:table-cell>
          <table:table-cell table:style-name="ce1" office:value-type="string">
            <text:p>358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57">
            <text:p>57</text:p>
          </table:table-cell>
          <table:table-cell table:formula="of:=SUMIF(INDIRECT(CONCATENATE(&quot;C&quot;; [.$I60]*10+1; &quot;:C&quot;; [.$I60]*10+10)); &quot;&lt;10000&quot;)/COUNTIF(INDIRECT(CONCATENATE(&quot;C&quot;; [.$I60]*10+1; &quot;:C&quot;; [.$I60]*10+10)); &quot;&lt;10000&quot;)" office:value-type="float" office:value="23.1">
            <text:p>23.1</text:p>
          </table:table-cell>
          <table:table-cell table:style-name="ce2" table:formula="of:=AVERAGE(INDIRECT(CONCATENATE(&quot;C&quot;; [.$I60]*10+1; &quot;:C&quot;; [.$I60]*10+10)))" office:value-type="float" office:value="23.1">
            <text:p>23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0%</text:p>
          </table:table-cell>
          <table:table-cell office:value-type="float" office:value="0.032">
            <text:p>0.032</text:p>
          </table:table-cell>
          <table:table-cell/>
          <table:table-cell office:value-type="float" office:value="58">
            <text:p>58</text:p>
          </table:table-cell>
          <table:table-cell table:formula="of:=SUMIF(INDIRECT(CONCATENATE(&quot;C&quot;; [.$I61]*10+1; &quot;:C&quot;; [.$I61]*10+10)); &quot;&lt;10000&quot;)/COUNTIF(INDIRECT(CONCATENATE(&quot;C&quot;; [.$I61]*10+1; &quot;:C&quot;; [.$I61]*10+10)); &quot;&lt;10000&quot;)" office:value-type="float" office:value="22.1">
            <text:p>22.1</text:p>
          </table:table-cell>
          <table:table-cell table:style-name="ce2" table:formula="of:=AVERAGE(INDIRECT(CONCATENATE(&quot;C&quot;; [.$I61]*10+1; &quot;:C&quot;; [.$I61]*10+10)))" office:value-type="float" office:value="22.1">
            <text:p>22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36">
            <text:p>0.036</text:p>
          </table:table-cell>
          <table:table-cell/>
          <table:table-cell office:value-type="float" office:value="59">
            <text:p>59</text:p>
          </table:table-cell>
          <table:table-cell table:formula="of:=SUMIF(INDIRECT(CONCATENATE(&quot;C&quot;; [.$I62]*10+1; &quot;:C&quot;; [.$I62]*10+10)); &quot;&lt;10000&quot;)/COUNTIF(INDIRECT(CONCATENATE(&quot;C&quot;; [.$I62]*10+1; &quot;:C&quot;; [.$I62]*10+10)); &quot;&lt;10000&quot;)" office:value-type="float" office:value="21.1">
            <text:p>21.1</text:p>
          </table:table-cell>
          <table:table-cell table:style-name="ce2" table:formula="of:=AVERAGE(INDIRECT(CONCATENATE(&quot;C&quot;; [.$I62]*10+1; &quot;:C&quot;; [.$I62]*10+10)))" office:value-type="float" office:value="21.1">
            <text:p>21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58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60">
            <text:p>60</text:p>
          </table:table-cell>
          <table:table-cell table:formula="of:=SUMIF(INDIRECT(CONCATENATE(&quot;C&quot;; [.$I63]*10+1; &quot;:C&quot;; [.$I63]*10+10)); &quot;&lt;10000&quot;)/COUNTIF(INDIRECT(CONCATENATE(&quot;C&quot;; [.$I63]*10+1; &quot;:C&quot;; [.$I63]*10+10)); &quot;&lt;10000&quot;)" office:value-type="float" office:value="20.1">
            <text:p>20.1</text:p>
          </table:table-cell>
          <table:table-cell table:style-name="ce2" table:formula="of:=AVERAGE(INDIRECT(CONCATENATE(&quot;C&quot;; [.$I63]*10+1; &quot;:C&quot;; [.$I63]*10+10)))" office:value-type="float" office:value="20.1">
            <text:p>20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31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61">
            <text:p>61</text:p>
          </table:table-cell>
          <table:table-cell table:formula="of:=SUMIF(INDIRECT(CONCATENATE(&quot;C&quot;; [.$I64]*10+1; &quot;:C&quot;; [.$I64]*10+10)); &quot;&lt;10000&quot;)/COUNTIF(INDIRECT(CONCATENATE(&quot;C&quot;; [.$I64]*10+1; &quot;:C&quot;; [.$I64]*10+10)); &quot;&lt;10000&quot;)" office:value-type="float" office:value="19.1">
            <text:p>19.1</text:p>
          </table:table-cell>
          <table:table-cell table:style-name="ce2" table:formula="of:=AVERAGE(INDIRECT(CONCATENATE(&quot;C&quot;; [.$I64]*10+1; &quot;:C&quot;; [.$I64]*10+10)))" office:value-type="float" office:value="19.1">
            <text:p>19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0.18s</text:p>
          </table:table-cell>
          <table:table-cell office:value-type="string">
            <text:p>0.04s</text:p>
          </table:table-cell>
          <table:table-cell table:style-name="ce1" office:value-type="string">
            <text:p>389%</text:p>
          </table:table-cell>
          <table:table-cell office:value-type="float" office:value="0.055">
            <text:p>0.055</text:p>
          </table:table-cell>
          <table:table-cell/>
          <table:table-cell office:value-type="float" office:value="62">
            <text:p>62</text:p>
          </table:table-cell>
          <table:table-cell table:formula="of:=SUMIF(INDIRECT(CONCATENATE(&quot;C&quot;; [.$I65]*10+1; &quot;:C&quot;; [.$I65]*10+10)); &quot;&lt;10000&quot;)/COUNTIF(INDIRECT(CONCATENATE(&quot;C&quot;; [.$I65]*10+1; &quot;:C&quot;; [.$I65]*10+10)); &quot;&lt;10000&quot;)" office:value-type="float" office:value="18.1">
            <text:p>18.1</text:p>
          </table:table-cell>
          <table:table-cell table:style-name="ce2" table:formula="of:=AVERAGE(INDIRECT(CONCATENATE(&quot;C&quot;; [.$I65]*10+1; &quot;:C&quot;; [.$I65]*10+10)))" office:value-type="float" office:value="18.1">
            <text:p>18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43%</text:p>
          </table:table-cell>
          <table:table-cell office:value-type="float" office:value="0.038">
            <text:p>0.038</text:p>
          </table:table-cell>
          <table:table-cell/>
          <table:table-cell office:value-type="float" office:value="63">
            <text:p>63</text:p>
          </table:table-cell>
          <table:table-cell table:formula="of:=SUMIF(INDIRECT(CONCATENATE(&quot;C&quot;; [.$I66]*10+1; &quot;:C&quot;; [.$I66]*10+10)); &quot;&lt;10000&quot;)/COUNTIF(INDIRECT(CONCATENATE(&quot;C&quot;; [.$I66]*10+1; &quot;:C&quot;; [.$I66]*10+10)); &quot;&lt;10000&quot;)" office:value-type="float" office:value="17.1">
            <text:p>17.1</text:p>
          </table:table-cell>
          <table:table-cell table:style-name="ce2" table:formula="of:=AVERAGE(INDIRECT(CONCATENATE(&quot;C&quot;; [.$I66]*10+1; &quot;:C&quot;; [.$I66]*10+10)))" office:value-type="float" office:value="17.1">
            <text:p>17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299%</text:p>
          </table:table-cell>
          <table:table-cell office:value-type="float" office:value="0.04">
            <text:p>0.04</text:p>
          </table:table-cell>
          <table:table-cell/>
          <table:table-cell office:value-type="float" office:value="64">
            <text:p>64</text:p>
          </table:table-cell>
          <table:table-cell table:formula="of:=SUMIF(INDIRECT(CONCATENATE(&quot;C&quot;; [.$I67]*10+1; &quot;:C&quot;; [.$I67]*10+10)); &quot;&lt;10000&quot;)/COUNTIF(INDIRECT(CONCATENATE(&quot;C&quot;; [.$I67]*10+1; &quot;:C&quot;; [.$I67]*10+10)); &quot;&lt;10000&quot;)" office:value-type="float" office:value="16.1">
            <text:p>16.1</text:p>
          </table:table-cell>
          <table:table-cell table:style-name="ce2" table:formula="of:=AVERAGE(INDIRECT(CONCATENATE(&quot;C&quot;; [.$I67]*10+1; &quot;:C&quot;; [.$I67]*10+10)))" office:value-type="float" office:value="16.1">
            <text:p>16.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37">
            <text:p>0.037</text:p>
          </table:table-cell>
          <table:table-cell/>
          <table:table-cell office:value-type="float" office:value="65">
            <text:p>65</text:p>
          </table:table-cell>
          <table:table-cell table:formula="of:=SUMIF(INDIRECT(CONCATENATE(&quot;C&quot;; [.$I68]*10+1; &quot;:C&quot;; [.$I68]*10+10)); &quot;&lt;10000&quot;)/COUNTIF(INDIRECT(CONCATENATE(&quot;C&quot;; [.$I68]*10+1; &quot;:C&quot;; [.$I68]*10+10)); &quot;&lt;10000&quot;)" office:value-type="float" office:value="15.1">
            <text:p>15.1</text:p>
          </table:table-cell>
          <table:table-cell table:style-name="ce2" table:formula="of:=AVERAGE(INDIRECT(CONCATENATE(&quot;C&quot;; [.$I68]*10+1; &quot;:C&quot;; [.$I68]*10+10)))" office:value-type="float" office:value="15.1">
            <text:p>15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59%</text:p>
          </table:table-cell>
          <table:table-cell office:value-type="float" office:value="0.041">
            <text:p>0.041</text:p>
          </table:table-cell>
          <table:table-cell/>
          <table:table-cell office:value-type="float" office:value="66">
            <text:p>66</text:p>
          </table:table-cell>
          <table:table-cell table:formula="of:=SUMIF(INDIRECT(CONCATENATE(&quot;C&quot;; [.$I69]*10+1; &quot;:C&quot;; [.$I69]*10+10)); &quot;&lt;10000&quot;)/COUNTIF(INDIRECT(CONCATENATE(&quot;C&quot;; [.$I69]*10+1; &quot;:C&quot;; [.$I69]*10+10)); &quot;&lt;10000&quot;)" office:value-type="float" office:value="14.1">
            <text:p>14.1</text:p>
          </table:table-cell>
          <table:table-cell table:style-name="ce2" table:formula="of:=AVERAGE(INDIRECT(CONCATENATE(&quot;C&quot;; [.$I69]*10+1; &quot;:C&quot;; [.$I69]*10+10)))" office:value-type="float" office:value="14.1">
            <text:p>14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54%</text:p>
          </table:table-cell>
          <table:table-cell office:value-type="float" office:value="0.044">
            <text:p>0.044</text:p>
          </table:table-cell>
          <table:table-cell/>
          <table:table-cell office:value-type="float" office:value="67">
            <text:p>67</text:p>
          </table:table-cell>
          <table:table-cell table:formula="of:=SUMIF(INDIRECT(CONCATENATE(&quot;C&quot;; [.$I70]*10+1; &quot;:C&quot;; [.$I70]*10+10)); &quot;&lt;10000&quot;)/COUNTIF(INDIRECT(CONCATENATE(&quot;C&quot;; [.$I70]*10+1; &quot;:C&quot;; [.$I70]*10+10)); &quot;&lt;10000&quot;)" office:value-type="float" office:value="13.1">
            <text:p>13.1</text:p>
          </table:table-cell>
          <table:table-cell table:style-name="ce2" table:formula="of:=AVERAGE(INDIRECT(CONCATENATE(&quot;C&quot;; [.$I70]*10+1; &quot;:C&quot;; [.$I70]*10+10)))" office:value-type="float" office:value="13.1">
            <text:p>13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string">
            <text:p>0.08s</text:p>
          </table:table-cell>
          <table:table-cell office:value-type="string">
            <text:p>0.07s</text:p>
          </table:table-cell>
          <table:table-cell table:style-name="ce1" office:value-type="string">
            <text:p>335%</text:p>
          </table:table-cell>
          <table:table-cell office:value-type="float" office:value="0.047">
            <text:p>0.047</text:p>
          </table:table-cell>
          <table:table-cell/>
          <table:table-cell office:value-type="float" office:value="68">
            <text:p>68</text:p>
          </table:table-cell>
          <table:table-cell table:formula="of:=SUMIF(INDIRECT(CONCATENATE(&quot;C&quot;; [.$I71]*10+1; &quot;:C&quot;; [.$I71]*10+10)); &quot;&lt;10000&quot;)/COUNTIF(INDIRECT(CONCATENATE(&quot;C&quot;; [.$I71]*10+1; &quot;:C&quot;; [.$I71]*10+10)); &quot;&lt;10000&quot;)" office:value-type="float" office:value="12.1">
            <text:p>12.1</text:p>
          </table:table-cell>
          <table:table-cell table:style-name="ce2" table:formula="of:=AVERAGE(INDIRECT(CONCATENATE(&quot;C&quot;; [.$I71]*10+1; &quot;:C&quot;; [.$I71]*10+10)))" office:value-type="float" office:value="12.1">
            <text:p>12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32%</text:p>
          </table:table-cell>
          <table:table-cell office:value-type="float" office:value="0.042">
            <text:p>0.042</text:p>
          </table:table-cell>
          <table:table-cell/>
          <table:table-cell office:value-type="float" office:value="69">
            <text:p>69</text:p>
          </table:table-cell>
          <table:table-cell table:formula="of:=SUMIF(INDIRECT(CONCATENATE(&quot;C&quot;; [.$I72]*10+1; &quot;:C&quot;; [.$I72]*10+10)); &quot;&lt;10000&quot;)/COUNTIF(INDIRECT(CONCATENATE(&quot;C&quot;; [.$I72]*10+1; &quot;:C&quot;; [.$I72]*10+10)); &quot;&lt;10000&quot;)" office:value-type="float" office:value="11.1">
            <text:p>11.1</text:p>
          </table:table-cell>
          <table:table-cell table:style-name="ce2" table:formula="of:=AVERAGE(INDIRECT(CONCATENATE(&quot;C&quot;; [.$I72]*10+1; &quot;:C&quot;; [.$I72]*10+10)))" office:value-type="float" office:value="11.1">
            <text:p>11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3%</text:p>
          </table:table-cell>
          <table:table-cell office:value-type="float" office:value="0.034">
            <text:p>0.034</text:p>
          </table:table-cell>
          <table:table-cell/>
          <table:table-cell office:value-type="float" office:value="70">
            <text:p>70</text:p>
          </table:table-cell>
          <table:table-cell table:formula="of:=SUMIF(INDIRECT(CONCATENATE(&quot;C&quot;; [.$I73]*10+1; &quot;:C&quot;; [.$I73]*10+10)); &quot;&lt;10000&quot;)/COUNTIF(INDIRECT(CONCATENATE(&quot;C&quot;; [.$I73]*10+1; &quot;:C&quot;; [.$I73]*10+10)); &quot;&lt;10000&quot;)" office:value-type="float" office:value="10.1">
            <text:p>10.1</text:p>
          </table:table-cell>
          <table:table-cell table:style-name="ce2" table:formula="of:=AVERAGE(INDIRECT(CONCATENATE(&quot;C&quot;; [.$I73]*10+1; &quot;:C&quot;; [.$I73]*10+10)))" office:value-type="float" office:value="10.1">
            <text:p>10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371%</text:p>
          </table:table-cell>
          <table:table-cell office:value-type="float" office:value="0.05">
            <text:p>0.05</text:p>
          </table:table-cell>
          <table:table-cell/>
          <table:table-cell office:value-type="float" office:value="71">
            <text:p>71</text:p>
          </table:table-cell>
          <table:table-cell table:formula="of:=SUMIF(INDIRECT(CONCATENATE(&quot;C&quot;; [.$I74]*10+1; &quot;:C&quot;; [.$I74]*10+10)); &quot;&lt;10000&quot;)/COUNTIF(INDIRECT(CONCATENATE(&quot;C&quot;; [.$I74]*10+1; &quot;:C&quot;; [.$I74]*10+10)); &quot;&lt;10000&quot;)" office:value-type="float" office:value="10">
            <text:p>10.0</text:p>
          </table:table-cell>
          <table:table-cell table:style-name="ce2" table:formula="of:=AVERAGE(INDIRECT(CONCATENATE(&quot;C&quot;; [.$I74]*10+1; &quot;:C&quot;; [.$I74]*10+10)))" office:value-type="float" office:value="10">
            <text:p>10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8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string">
            <text:p>0.09s</text:p>
          </table:table-cell>
          <table:table-cell office:value-type="string">
            <text:p>0.05s</text:p>
          </table:table-cell>
          <table:table-cell table:style-name="ce1" office:value-type="string">
            <text:p>340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32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28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7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3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20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40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0.15s</text:p>
          </table:table-cell>
          <table:table-cell office:value-type="string">
            <text:p>0.02s</text:p>
          </table:table-cell>
          <table:table-cell table:style-name="ce1" office:value-type="string">
            <text:p>367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7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277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43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1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3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string">
            <text:p>0.16s</text:p>
          </table:table-cell>
          <table:table-cell office:value-type="string">
            <text:p>0.04s</text:p>
          </table:table-cell>
          <table:table-cell table:style-name="ce1" office:value-type="string">
            <text:p>384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80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90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72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7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string">
            <text:p>0.14s</text:p>
          </table:table-cell>
          <table:table-cell office:value-type="string">
            <text:p>0.08s</text:p>
          </table:table-cell>
          <table:table-cell table:style-name="ce1" office:value-type="string">
            <text:p>374%</text:p>
          </table:table-cell>
          <table:table-cell office:value-type="float" office:value="0.057">
            <text:p>0.05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74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  <table:table-cell office:value-type="string">
            <text:p>0.20s</text:p>
          </table:table-cell>
          <table:table-cell office:value-type="string">
            <text:p>0.12s</text:p>
          </table:table-cell>
          <table:table-cell table:style-name="ce1" office:value-type="string">
            <text:p>350%</text:p>
          </table:table-cell>
          <table:table-cell office:value-type="float" office:value="0.094">
            <text:p>0.09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9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69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7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9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0.12s</text:p>
          </table:table-cell>
          <table:table-cell office:value-type="string">
            <text:p>0.07s</text:p>
          </table:table-cell>
          <table:table-cell table:style-name="ce1" office:value-type="string">
            <text:p>344%</text:p>
          </table:table-cell>
          <table:table-cell office:value-type="float" office:value="0.056">
            <text:p>0.05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367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89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3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379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314%</text:p>
          </table:table-cell>
          <table:table-cell office:value-type="float" office:value="0.057">
            <text:p>0.057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56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44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47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73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287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7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3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0.07s</text:p>
          </table:table-cell>
          <table:table-cell table:style-name="ce1" office:value-type="string">
            <text:p>344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289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7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62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59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4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9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3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0.18s</text:p>
          </table:table-cell>
          <table:table-cell office:value-type="string">
            <text:p>0.06s</text:p>
          </table:table-cell>
          <table:table-cell table:style-name="ce1" office:value-type="string">
            <text:p>403%</text:p>
          </table:table-cell>
          <table:table-cell office:value-type="float" office:value="0.057">
            <text:p>0.05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5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office:value-type="string">
            <text:p>0.14s</text:p>
          </table:table-cell>
          <table:table-cell office:value-type="string">
            <text:p>0.08s</text:p>
          </table:table-cell>
          <table:table-cell table:style-name="ce1" office:value-type="string">
            <text:p>337%</text:p>
          </table:table-cell>
          <table:table-cell office:value-type="float" office:value="0.065">
            <text:p>0.06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12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2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7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string">
            <text:p>failed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331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9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string">
            <text:p>0.03s</text:p>
          </table:table-cell>
          <table:table-cell office:value-type="string">
            <text:p>0.06s</text:p>
          </table:table-cell>
          <table:table-cell table:style-name="ce1" office:value-type="string">
            <text:p>30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0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string">
            <text:p>0.09s</text:p>
          </table:table-cell>
          <table:table-cell office:value-type="string">
            <text:p>0.10s</text:p>
          </table:table-cell>
          <table:table-cell table:style-name="ce1" office:value-type="string">
            <text:p>302%</text:p>
          </table:table-cell>
          <table:table-cell office:value-type="float" office:value="0.065">
            <text:p>0.06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29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string">
            <text:p>0.14s</text:p>
          </table:table-cell>
          <table:table-cell office:value-type="string">
            <text:p>0.05s</text:p>
          </table:table-cell>
          <table:table-cell table:style-name="ce1" office:value-type="string">
            <text:p>345%</text:p>
          </table:table-cell>
          <table:table-cell office:value-type="float" office:value="0.054">
            <text:p>0.05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13s</text:p>
          </table:table-cell>
          <table:table-cell office:value-type="string">
            <text:p>0.08s</text:p>
          </table:table-cell>
          <table:table-cell table:style-name="ce1" office:value-type="string">
            <text:p>392%</text:p>
          </table:table-cell>
          <table:table-cell office:value-type="float" office:value="0.054">
            <text:p>0.05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7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9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0.02s</text:p>
          </table:table-cell>
          <table:table-cell office:value-type="string">
            <text:p>0.05s</text:p>
          </table:table-cell>
          <table:table-cell table:style-name="ce1" office:value-type="string">
            <text:p>27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28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8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string">
            <text:p>0.12s</text:p>
          </table:table-cell>
          <table:table-cell office:value-type="string">
            <text:p>0.04s</text:p>
          </table:table-cell>
          <table:table-cell table:style-name="ce1" office:value-type="string">
            <text:p>352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5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70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297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87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0.10s</text:p>
          </table:table-cell>
          <table:table-cell office:value-type="string">
            <text:p>0.00s</text:p>
          </table:table-cell>
          <table:table-cell table:style-name="ce1" office:value-type="string">
            <text:p>332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33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7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7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6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string">
            <text:p>0.14s</text:p>
          </table:table-cell>
          <table:table-cell office:value-type="string">
            <text:p>0.05s</text:p>
          </table:table-cell>
          <table:table-cell table:style-name="ce1" office:value-type="string">
            <text:p>411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0.15s</text:p>
          </table:table-cell>
          <table:table-cell office:value-type="string">
            <text:p>0.03s</text:p>
          </table:table-cell>
          <table:table-cell table:style-name="ce1" office:value-type="string">
            <text:p>360%</text:p>
          </table:table-cell>
          <table:table-cell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4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0.12s</text:p>
          </table:table-cell>
          <table:table-cell office:value-type="string">
            <text:p>0.06s</text:p>
          </table:table-cell>
          <table:table-cell table:style-name="ce1" office:value-type="string">
            <text:p>394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2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04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1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9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91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60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298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09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40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7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274%</text:p>
          </table:table-cell>
          <table:table-cell office:value-type="float" office:value="0.055">
            <text:p>0.05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  <table:table-cell office:value-type="string">
            <text:p>0.11s</text:p>
          </table:table-cell>
          <table:table-cell office:value-type="string">
            <text:p>0.09s</text:p>
          </table:table-cell>
          <table:table-cell table:style-name="ce1" office:value-type="string">
            <text:p>296%</text:p>
          </table:table-cell>
          <table:table-cell office:value-type="float" office:value="0.066">
            <text:p>0.066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55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35">
            <text:p>435</text:p>
          </table:table-cell>
          <table:table-cell office:value-type="string">
            <text:p>0.31s</text:p>
          </table:table-cell>
          <table:table-cell office:value-type="string">
            <text:p>0.18s</text:p>
          </table:table-cell>
          <table:table-cell table:style-name="ce1" office:value-type="string">
            <text:p>354%</text:p>
          </table:table-cell>
          <table:table-cell office:value-type="float" office:value="0.138">
            <text:p>0.13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9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0.08s</text:p>
          </table:table-cell>
          <table:table-cell office:value-type="string">
            <text:p>0.07s</text:p>
          </table:table-cell>
          <table:table-cell table:style-name="ce1" office:value-type="string">
            <text:p>319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0.09s</text:p>
          </table:table-cell>
          <table:table-cell office:value-type="string">
            <text:p>0.05s</text:p>
          </table:table-cell>
          <table:table-cell table:style-name="ce1" office:value-type="string">
            <text:p>338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5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1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6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6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0.12s</text:p>
          </table:table-cell>
          <table:table-cell office:value-type="string">
            <text:p>0.03s</text:p>
          </table:table-cell>
          <table:table-cell table:style-name="ce1" office:value-type="string">
            <text:p>325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0.16s</text:p>
          </table:table-cell>
          <table:table-cell office:value-type="string">
            <text:p>0.08s</text:p>
          </table:table-cell>
          <table:table-cell table:style-name="ce1" office:value-type="string">
            <text:p>390%</text:p>
          </table:table-cell>
          <table:table-cell office:value-type="float" office:value="0.062">
            <text:p>0.062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7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5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0.11s</text:p>
          </table:table-cell>
          <table:table-cell office:value-type="string">
            <text:p>0.06s</text:p>
          </table:table-cell>
          <table:table-cell table:style-name="ce1" office:value-type="string">
            <text:p>373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95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string">
            <text:p>failed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31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string">
            <text:p>failed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273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4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string">
            <text:p>0.46s</text:p>
          </table:table-cell>
          <table:table-cell office:value-type="string">
            <text:p>0.20s</text:p>
          </table:table-cell>
          <table:table-cell table:style-name="ce1" office:value-type="string">
            <text:p>299%</text:p>
          </table:table-cell>
          <table:table-cell office:value-type="float" office:value="0.219">
            <text:p>0.219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0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0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0.07s</text:p>
          </table:table-cell>
          <table:table-cell table:style-name="ce1" office:value-type="string">
            <text:p>313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7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string">
            <text:p>0.13s</text:p>
          </table:table-cell>
          <table:table-cell office:value-type="string">
            <text:p>0.11s</text:p>
          </table:table-cell>
          <table:table-cell table:style-name="ce1" office:value-type="string">
            <text:p>302%</text:p>
          </table:table-cell>
          <table:table-cell office:value-type="float" office:value="0.081">
            <text:p>0.08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59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290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11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39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0.07s</text:p>
          </table:table-cell>
          <table:table-cell office:value-type="string">
            <text:p>0.06s</text:p>
          </table:table-cell>
          <table:table-cell table:style-name="ce1" office:value-type="string">
            <text:p>305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string">
            <text:p>0.13s</text:p>
          </table:table-cell>
          <table:table-cell office:value-type="string">
            <text:p>0.09s</text:p>
          </table:table-cell>
          <table:table-cell table:style-name="ce1" office:value-type="string">
            <text:p>363%</text:p>
          </table:table-cell>
          <table:table-cell office:value-type="float" office:value="0.062">
            <text:p>0.062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string">
            <text:p>0.09s</text:p>
          </table:table-cell>
          <table:table-cell office:value-type="string">
            <text:p>0.07s</text:p>
          </table:table-cell>
          <table:table-cell table:style-name="ce1" office:value-type="string">
            <text:p>374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595">
            <text:p>2595</text:p>
          </table:table-cell>
          <table:table-cell office:value-type="string">
            <text:p>1.45s</text:p>
          </table:table-cell>
          <table:table-cell office:value-type="string">
            <text:p>0.71s</text:p>
          </table:table-cell>
          <table:table-cell table:style-name="ce1" office:value-type="string">
            <text:p>317%</text:p>
          </table:table-cell>
          <table:table-cell office:value-type="float" office:value="0.681">
            <text:p>0.68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37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string">
            <text:p>0.12s</text:p>
          </table:table-cell>
          <table:table-cell office:value-type="string">
            <text:p>0.05s</text:p>
          </table:table-cell>
          <table:table-cell table:style-name="ce1" office:value-type="string">
            <text:p>362%</text:p>
          </table:table-cell>
          <table:table-cell office:value-type="float" office:value="0.045">
            <text:p>0.04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285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180%</text:p>
          </table:table-cell>
          <table:table-cell office:value-type="float" office:value="0.078">
            <text:p>0.078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string">
            <text:p>0.31s</text:p>
          </table:table-cell>
          <table:table-cell office:value-type="string">
            <text:p>0.13s</text:p>
          </table:table-cell>
          <table:table-cell table:style-name="ce1" office:value-type="string">
            <text:p>330%</text:p>
          </table:table-cell>
          <table:table-cell office:value-type="float" office:value="0.133">
            <text:p>0.133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273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273%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0.12s</text:p>
          </table:table-cell>
          <table:table-cell office:value-type="string">
            <text:p>0.07s</text:p>
          </table:table-cell>
          <table:table-cell table:style-name="ce1" office:value-type="string">
            <text:p>306%</text:p>
          </table:table-cell>
          <table:table-cell office:value-type="float" office:value="0.063">
            <text:p>0.063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string">
            <text:p>0.16s</text:p>
          </table:table-cell>
          <table:table-cell office:value-type="string">
            <text:p>0.05s</text:p>
          </table:table-cell>
          <table:table-cell table:style-name="ce1" office:value-type="string">
            <text:p>296%</text:p>
          </table:table-cell>
          <table:table-cell office:value-type="float" office:value="0.07">
            <text:p>0.07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string">
            <text:p>0.16s</text:p>
          </table:table-cell>
          <table:table-cell office:value-type="string">
            <text:p>0.08s</text:p>
          </table:table-cell>
          <table:table-cell table:style-name="ce1" office:value-type="string">
            <text:p>277%</text:p>
          </table:table-cell>
          <table:table-cell office:value-type="float" office:value="0.086">
            <text:p>0.08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51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283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6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167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276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0.18s</text:p>
          </table:table-cell>
          <table:table-cell office:value-type="string">
            <text:p>0.02s</text:p>
          </table:table-cell>
          <table:table-cell table:style-name="ce1" office:value-type="string">
            <text:p>418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string">
            <text:p>0.18s</text:p>
          </table:table-cell>
          <table:table-cell office:value-type="string">
            <text:p>0.06s</text:p>
          </table:table-cell>
          <table:table-cell table:style-name="ce1" office:value-type="string">
            <text:p>396%</text:p>
          </table:table-cell>
          <table:table-cell office:value-type="float" office:value="0.061">
            <text:p>0.061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363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60">
            <text:p>860</text:p>
          </table:table-cell>
          <table:table-cell office:value-type="string">
            <text:p>0.46s</text:p>
          </table:table-cell>
          <table:table-cell office:value-type="string">
            <text:p>0.27s</text:p>
          </table:table-cell>
          <table:table-cell table:style-name="ce1" office:value-type="string">
            <text:p>303%</text:p>
          </table:table-cell>
          <table:table-cell office:value-type="float" office:value="0.241">
            <text:p>0.241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34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94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6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30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73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290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9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35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77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66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6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  <table:table-cell office:value-type="string">
            <text:p>0.92s</text:p>
          </table:table-cell>
          <table:table-cell office:value-type="string">
            <text:p>0.70s</text:p>
          </table:table-cell>
          <table:table-cell table:style-name="ce1" office:value-type="string">
            <text:p>309%</text:p>
          </table:table-cell>
          <table:table-cell office:value-type="float" office:value="0.523">
            <text:p>0.52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09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0.03s</text:p>
          </table:table-cell>
          <table:table-cell office:value-type="string">
            <text:p>0.06s</text:p>
          </table:table-cell>
          <table:table-cell table:style-name="ce1" office:value-type="string">
            <text:p>29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47">
            <text:p>347</text:p>
          </table:table-cell>
          <table:table-cell office:value-type="string">
            <text:p>0.18s</text:p>
          </table:table-cell>
          <table:table-cell office:value-type="string">
            <text:p>0.11s</text:p>
          </table:table-cell>
          <table:table-cell table:style-name="ce1" office:value-type="string">
            <text:p>272%</text:p>
          </table:table-cell>
          <table:table-cell office:value-type="float" office:value="0.106">
            <text:p>0.10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string">
            <text:p>0.13s</text:p>
          </table:table-cell>
          <table:table-cell office:value-type="string">
            <text:p>0.07s</text:p>
          </table:table-cell>
          <table:table-cell table:style-name="ce1" office:value-type="string">
            <text:p>258%</text:p>
          </table:table-cell>
          <table:table-cell office:value-type="float" office:value="0.078">
            <text:p>0.078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string">
            <text:p>0.05s</text:p>
          </table:table-cell>
          <table:table-cell office:value-type="string">
            <text:p>0.08s</text:p>
          </table:table-cell>
          <table:table-cell table:style-name="ce1" office:value-type="string">
            <text:p>353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02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37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24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04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string">
            <text:p>0.13s</text:p>
          </table:table-cell>
          <table:table-cell office:value-type="string">
            <text:p>0.04s</text:p>
          </table:table-cell>
          <table:table-cell table:style-name="ce1" office:value-type="string">
            <text:p>294%</text:p>
          </table:table-cell>
          <table:table-cell office:value-type="float" office:value="0.06">
            <text:p>0.0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263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0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1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table:number-columns-repeated="2" office:value-type="string">
            <text:p>0.11s</text:p>
          </table:table-cell>
          <table:table-cell table:style-name="ce1" office:value-type="string">
            <text:p>314%</text:p>
          </table:table-cell>
          <table:table-cell office:value-type="float" office:value="0.069">
            <text:p>0.069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string">
            <text:p>0.07s</text:p>
          </table:table-cell>
          <table:table-cell office:value-type="string">
            <text:p>0.08s</text:p>
          </table:table-cell>
          <table:table-cell table:style-name="ce1" office:value-type="string">
            <text:p>370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42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73">
            <text:p>473</text:p>
          </table:table-cell>
          <table:table-cell office:value-type="string">
            <text:p>0.47s</text:p>
          </table:table-cell>
          <table:table-cell office:value-type="string">
            <text:p>0.20s</text:p>
          </table:table-cell>
          <table:table-cell table:style-name="ce1" office:value-type="string">
            <text:p>381%</text:p>
          </table:table-cell>
          <table:table-cell office:value-type="float" office:value="0.176">
            <text:p>0.17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43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74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6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26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6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16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0.24s</text:p>
          </table:table-cell>
          <table:table-cell office:value-type="string">
            <text:p>0.05s</text:p>
          </table:table-cell>
          <table:table-cell table:style-name="ce1" office:value-type="string">
            <text:p>361%</text:p>
          </table:table-cell>
          <table:table-cell office:value-type="float" office:value="0.081">
            <text:p>0.08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282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0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0.14s</text:p>
          </table:table-cell>
          <table:table-cell office:value-type="string">
            <text:p>0.07s</text:p>
          </table:table-cell>
          <table:table-cell table:style-name="ce1" office:value-type="string">
            <text:p>337%</text:p>
          </table:table-cell>
          <table:table-cell office:value-type="float" office:value="0.064">
            <text:p>0.06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string">
            <text:p>0.11s</text:p>
          </table:table-cell>
          <table:table-cell office:value-type="string">
            <text:p>0.06s</text:p>
          </table:table-cell>
          <table:table-cell table:style-name="ce1" office:value-type="string">
            <text:p>38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string">
            <text:p>0.13s</text:p>
          </table:table-cell>
          <table:table-cell office:value-type="string">
            <text:p>0.08s</text:p>
          </table:table-cell>
          <table:table-cell table:style-name="ce1" office:value-type="string">
            <text:p>351%</text:p>
          </table:table-cell>
          <table:table-cell office:value-type="float" office:value="0.06">
            <text:p>0.0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8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table:number-columns-repeated="2" office:value-type="string">
            <text:p>0.08s</text:p>
          </table:table-cell>
          <table:table-cell table:style-name="ce1" office:value-type="string">
            <text:p>261%</text:p>
          </table:table-cell>
          <table:table-cell office:value-type="float" office:value="0.063">
            <text:p>0.063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37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5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string">
            <text:p>0.10s</text:p>
          </table:table-cell>
          <table:table-cell office:value-type="string">
            <text:p>0.00s</text:p>
          </table:table-cell>
          <table:table-cell table:style-name="ce1" office:value-type="string">
            <text:p>317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62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286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291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275%</text:p>
          </table:table-cell>
          <table:table-cell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0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67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3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09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45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83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28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9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0.32s</text:p>
          </table:table-cell>
          <table:table-cell office:value-type="string">
            <text:p>0.10s</text:p>
          </table:table-cell>
          <table:table-cell table:style-name="ce1" office:value-type="string">
            <text:p>403%</text:p>
          </table:table-cell>
          <table:table-cell office:value-type="float" office:value="0.102">
            <text:p>0.102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5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string">
            <text:p>0.17s</text:p>
          </table:table-cell>
          <table:table-cell office:value-type="string">
            <text:p>0.04s</text:p>
          </table:table-cell>
          <table:table-cell table:style-name="ce1" office:value-type="string">
            <text:p>405%</text:p>
          </table:table-cell>
          <table:table-cell office:value-type="float" office:value="0.052">
            <text:p>0.052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63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9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30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3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string">
            <text:p>0.13s</text:p>
          </table:table-cell>
          <table:table-cell office:value-type="string">
            <text:p>0.05s</text:p>
          </table:table-cell>
          <table:table-cell table:style-name="ce1" office:value-type="string">
            <text:p>362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73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30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41">
            <text:p>141</text:p>
          </table:table-cell>
          <table:table-cell office:value-type="string">
            <text:p>0.16s</text:p>
          </table:table-cell>
          <table:table-cell office:value-type="string">
            <text:p>0.06s</text:p>
          </table:table-cell>
          <table:table-cell table:style-name="ce1" office:value-type="string">
            <text:p>359%</text:p>
          </table:table-cell>
          <table:table-cell office:value-type="float" office:value="0.061">
            <text:p>0.06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03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7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1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string">
            <text:p>0.11s</text:p>
          </table:table-cell>
          <table:table-cell office:value-type="string">
            <text:p>0.04s</text:p>
          </table:table-cell>
          <table:table-cell table:style-name="ce1" office:value-type="string">
            <text:p>289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12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9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274%</text:p>
          </table:table-cell>
          <table:table-cell office:value-type="float" office:value="0.049">
            <text:p>0.049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3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33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6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0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56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371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5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22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63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0.12s</text:p>
          </table:table-cell>
          <table:table-cell office:value-type="string">
            <text:p>0.00s</text:p>
          </table:table-cell>
          <table:table-cell table:style-name="ce1" office:value-type="string">
            <text:p>334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78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0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329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2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43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9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1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4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string">
            <text:p>0.09s</text:p>
          </table:table-cell>
          <table:table-cell office:value-type="string">
            <text:p>0.05s</text:p>
          </table:table-cell>
          <table:table-cell table:style-name="ce1" office:value-type="string">
            <text:p>407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0.07s</text:p>
          </table:table-cell>
          <table:table-cell office:value-type="string">
            <text:p>0.05s</text:p>
          </table:table-cell>
          <table:table-cell table:style-name="ce1" office:value-type="string">
            <text:p>375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1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0.13s</text:p>
          </table:table-cell>
          <table:table-cell office:value-type="string">
            <text:p>0.03s</text:p>
          </table:table-cell>
          <table:table-cell table:style-name="ce1" office:value-type="string">
            <text:p>394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305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70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32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75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0.03s</text:p>
          </table:table-cell>
          <table:table-cell office:value-type="string">
            <text:p>0.07s</text:p>
          </table:table-cell>
          <table:table-cell table:style-name="ce1" office:value-type="string">
            <text:p>333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22%</text:p>
          </table:table-cell>
          <table:table-cell office:value-type="float" office:value="0.047">
            <text:p>0.04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0.14s</text:p>
          </table:table-cell>
          <table:table-cell office:value-type="string">
            <text:p>0.03s</text:p>
          </table:table-cell>
          <table:table-cell table:style-name="ce1" office:value-type="string">
            <text:p>340%</text:p>
          </table:table-cell>
          <table:table-cell office:value-type="float" office:value="0.048">
            <text:p>0.048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0.11s</text:p>
          </table:table-cell>
          <table:table-cell office:value-type="string">
            <text:p>0.03s</text:p>
          </table:table-cell>
          <table:table-cell table:style-name="ce1" office:value-type="string">
            <text:p>404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71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1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5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0.14s</text:p>
          </table:table-cell>
          <table:table-cell office:value-type="string">
            <text:p>0.02s</text:p>
          </table:table-cell>
          <table:table-cell table:style-name="ce1" office:value-type="string">
            <text:p>377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00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27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99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0.04s</text:p>
          </table:table-cell>
          <table:table-cell office:value-type="string">
            <text:p>0.08s</text:p>
          </table:table-cell>
          <table:table-cell table:style-name="ce1" office:value-type="string">
            <text:p>30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348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40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21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1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5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9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0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36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7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304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46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6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62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string">
            <text:p>0.05s</text:p>
          </table:table-cell>
          <table:table-cell office:value-type="string">
            <text:p>0.07s</text:p>
          </table:table-cell>
          <table:table-cell table:style-name="ce1" office:value-type="string">
            <text:p>40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2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27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8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335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6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1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55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07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50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52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19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46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5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240%</text:p>
          </table:table-cell>
          <table:table-cell office:value-type="float" office:value="0.05">
            <text:p>0.0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75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30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4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31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57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336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64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68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135%</text:p>
          </table:table-cell>
          <table:table-cell office:value-type="float" office:value="0.056">
            <text:p>0.056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0.11s</text:p>
          </table:table-cell>
          <table:table-cell office:value-type="string">
            <text:p>0.01s</text:p>
          </table:table-cell>
          <table:table-cell table:style-name="ce1" office:value-type="string">
            <text:p>333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0.25s</text:p>
          </table:table-cell>
          <table:table-cell office:value-type="string">
            <text:p>0.06s</text:p>
          </table:table-cell>
          <table:table-cell table:style-name="ce1" office:value-type="string">
            <text:p>456%</text:p>
          </table:table-cell>
          <table:table-cell office:value-type="float" office:value="0.067">
            <text:p>0.067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9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4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0.08s</text:p>
          </table:table-cell>
          <table:table-cell office:value-type="string">
            <text:p>0.06s</text:p>
          </table:table-cell>
          <table:table-cell table:style-name="ce1" office:value-type="string">
            <text:p>37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8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286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0.10s</text:p>
          </table:table-cell>
          <table:table-cell office:value-type="string">
            <text:p>0.01s</text:p>
          </table:table-cell>
          <table:table-cell table:style-name="ce1" office:value-type="string">
            <text:p>345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4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string">
            <text:p>0.14s</text:p>
          </table:table-cell>
          <table:table-cell office:value-type="string">
            <text:p>0.04s</text:p>
          </table:table-cell>
          <table:table-cell table:style-name="ce1" office:value-type="string">
            <text:p>429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35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25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38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1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49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0.04s</text:p>
          </table:table-cell>
          <table:table-cell office:value-type="string">
            <text:p>0.07s</text:p>
          </table:table-cell>
          <table:table-cell table:style-name="ce1" office:value-type="string">
            <text:p>37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30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0.09s</text:p>
          </table:table-cell>
          <table:table-cell office:value-type="string">
            <text:p>0.01s</text:p>
          </table:table-cell>
          <table:table-cell table:style-name="ce1" office:value-type="string">
            <text:p>291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72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1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58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43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33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30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91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280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25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48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0.12s</text:p>
          </table:table-cell>
          <table:table-cell office:value-type="string">
            <text:p>0.02s</text:p>
          </table:table-cell>
          <table:table-cell table:style-name="ce1" office:value-type="string">
            <text:p>376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1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356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34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7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295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9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1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4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59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57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string">
            <text:p>0.12s</text:p>
          </table:table-cell>
          <table:table-cell office:value-type="string">
            <text:p>0.14s</text:p>
          </table:table-cell>
          <table:table-cell table:style-name="ce1" office:value-type="string">
            <text:p>466%</text:p>
          </table:table-cell>
          <table:table-cell office:value-type="float" office:value="0.054">
            <text:p>0.05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6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59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0.01s</text:p>
          </table:table-cell>
          <table:table-cell office:value-type="string">
            <text:p>0.05s</text:p>
          </table:table-cell>
          <table:table-cell table:style-name="ce1" office:value-type="string">
            <text:p>299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5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89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7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85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313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7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79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69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87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0.01s</text:p>
          </table:table-cell>
          <table:table-cell office:value-type="string">
            <text:p>0.04s</text:p>
          </table:table-cell>
          <table:table-cell table:style-name="ce1" office:value-type="string">
            <text:p>266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39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39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7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5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string">
            <text:p>0.11s</text:p>
          </table:table-cell>
          <table:table-cell office:value-type="string">
            <text:p>0.01s</text:p>
          </table:table-cell>
          <table:table-cell table:style-name="ce1" office:value-type="string">
            <text:p>367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66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252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0.13s</text:p>
          </table:table-cell>
          <table:table-cell office:value-type="string">
            <text:p>0.03s</text:p>
          </table:table-cell>
          <table:table-cell table:style-name="ce1" office:value-type="string">
            <text:p>341%</text:p>
          </table:table-cell>
          <table:table-cell office:value-type="float" office:value="0.046">
            <text:p>0.04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291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44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3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4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47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5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0.04s</text:p>
          </table:table-cell>
          <table:table-cell office:value-type="string">
            <text:p>0.06s</text:p>
          </table:table-cell>
          <table:table-cell table:style-name="ce1" office:value-type="string">
            <text:p>251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96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05%</text:p>
          </table:table-cell>
          <table:table-cell office:value-type="float" office:value="0.037">
            <text:p>0.037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68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18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27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24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0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0.11s</text:p>
          </table:table-cell>
          <table:table-cell office:value-type="string">
            <text:p>0.05s</text:p>
          </table:table-cell>
          <table:table-cell table:style-name="ce1" office:value-type="string">
            <text:p>362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163%</text:p>
          </table:table-cell>
          <table:table-cell office:value-type="float" office:value="0.051">
            <text:p>0.05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5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2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19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2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73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5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28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52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0.06s</text:p>
          </table:table-cell>
          <table:table-cell table:style-name="ce1" office:value-type="string">
            <text:p>339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1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0.05s</text:p>
          </table:table-cell>
          <table:table-cell table:style-name="ce1" office:value-type="string">
            <text:p>325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01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75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9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68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71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60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0.10s</text:p>
          </table:table-cell>
          <table:table-cell office:value-type="string">
            <text:p>0.02s</text:p>
          </table:table-cell>
          <table:table-cell table:style-name="ce1" office:value-type="string">
            <text:p>356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72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7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0.08s</text:p>
          </table:table-cell>
          <table:table-cell office:value-type="string">
            <text:p>0.05s</text:p>
          </table:table-cell>
          <table:table-cell table:style-name="ce1" office:value-type="string">
            <text:p>322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0.09s</text:p>
          </table:table-cell>
          <table:table-cell office:value-type="string">
            <text:p>0.03s</text:p>
          </table:table-cell>
          <table:table-cell table:style-name="ce1" office:value-type="string">
            <text:p>297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09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58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4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0.06s</text:p>
          </table:table-cell>
          <table:table-cell office:value-type="string">
            <text:p>0.00s</text:p>
          </table:table-cell>
          <table:table-cell table:style-name="ce1" office:value-type="string">
            <text:p>223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49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8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23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12%</text:p>
          </table:table-cell>
          <table:table-cell office:value-type="float" office:value="0.04">
            <text:p>0.04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31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76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51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0.02s</text:p>
          </table:table-cell>
          <table:table-cell office:value-type="string">
            <text:p>0.06s</text:p>
          </table:table-cell>
          <table:table-cell table:style-name="ce1" office:value-type="string">
            <text:p>275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8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6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9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28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46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6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65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9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0.05s</text:p>
          </table:table-cell>
          <table:table-cell office:value-type="string">
            <text:p>0.06s</text:p>
          </table:table-cell>
          <table:table-cell table:style-name="ce1" office:value-type="string">
            <text:p>342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0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27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24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8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0.09s</text:p>
          </table:table-cell>
          <table:table-cell office:value-type="string">
            <text:p>0.02s</text:p>
          </table:table-cell>
          <table:table-cell table:style-name="ce1" office:value-type="string">
            <text:p>371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6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73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8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8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288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6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3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0.11s</text:p>
          </table:table-cell>
          <table:table-cell office:value-type="string">
            <text:p>0.05s</text:p>
          </table:table-cell>
          <table:table-cell table:style-name="ce1" office:value-type="string">
            <text:p>366%</text:p>
          </table:table-cell>
          <table:table-cell office:value-type="float" office:value="0.043">
            <text:p>0.04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87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7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22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14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09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2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42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2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>0.05s</text:p>
          </table:table-cell>
          <table:table-cell office:value-type="string">
            <text:p>0.03s</text:p>
          </table:table-cell>
          <table:table-cell table:style-name="ce1" office:value-type="string">
            <text:p>29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40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8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0.04s</text:p>
          </table:table-cell>
          <table:table-cell table:style-name="ce1" office:value-type="string">
            <text:p>324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2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6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407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0.00s</text:p>
          </table:table-cell>
          <table:table-cell office:value-type="string">
            <text:p>0.04s</text:p>
          </table:table-cell>
          <table:table-cell table:style-name="ce1" office:value-type="string">
            <text:p>237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4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0.00s</text:p>
          </table:table-cell>
          <table:table-cell office:value-type="string">
            <text:p>0.04s</text:p>
          </table:table-cell>
          <table:table-cell table:style-name="ce1" office:value-type="string">
            <text:p>191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47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0.03s</text:p>
          </table:table-cell>
          <table:table-cell office:value-type="string">
            <text:p>0.01s</text:p>
          </table:table-cell>
          <table:table-cell table:style-name="ce1" office:value-type="string">
            <text:p>245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2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4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16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8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44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0.20s</text:p>
          </table:table-cell>
          <table:table-cell office:value-type="string">
            <text:p>0.06s</text:p>
          </table:table-cell>
          <table:table-cell table:style-name="ce1" office:value-type="string">
            <text:p>453%</text:p>
          </table:table-cell>
          <table:table-cell office:value-type="float" office:value="0.056">
            <text:p>0.056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20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47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63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64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31%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08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73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5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154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80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60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54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13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string">
            <text:p>0.04s</text:p>
          </table:table-cell>
          <table:table-cell table:style-name="ce1" office:value-type="string">
            <text:p>317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300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304%</text:p>
          </table:table-cell>
          <table:table-cell office:value-type="float" office:value="0.02">
            <text:p>0.0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0.08s</text:p>
          </table:table-cell>
          <table:table-cell office:value-type="string">
            <text:p>0.03s</text:p>
          </table:table-cell>
          <table:table-cell table:style-name="ce1" office:value-type="string">
            <text:p>297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0.05s</text:p>
          </table:table-cell>
          <table:table-cell office:value-type="string">
            <text:p>0.00s</text:p>
          </table:table-cell>
          <table:table-cell table:style-name="ce1" office:value-type="string">
            <text:p>166%</text:p>
          </table:table-cell>
          <table:table-cell office:value-type="float" office:value="0.031">
            <text:p>0.03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5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12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0.12s</text:p>
          </table:table-cell>
          <table:table-cell office:value-type="string">
            <text:p>0.01s</text:p>
          </table:table-cell>
          <table:table-cell table:style-name="ce1" office:value-type="string">
            <text:p>359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75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0.09s</text:p>
          </table:table-cell>
          <table:table-cell office:value-type="string">
            <text:p>0.04s</text:p>
          </table:table-cell>
          <table:table-cell table:style-name="ce1" office:value-type="string">
            <text:p>383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28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237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84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55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32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7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96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51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string">
            <text:p>0.02s</text:p>
          </table:table-cell>
          <table:table-cell office:value-type="string">
            <text:p>0.01s</text:p>
          </table:table-cell>
          <table:table-cell table:style-name="ce1" office:value-type="string">
            <text:p>214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8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98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6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56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321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95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99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90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0.03s</text:p>
          </table:table-cell>
          <table:table-cell office:value-type="string">
            <text:p>0.00s</text:p>
          </table:table-cell>
          <table:table-cell table:style-name="ce1" office:value-type="string">
            <text:p>224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0.10s</text:p>
          </table:table-cell>
          <table:table-cell office:value-type="string">
            <text:p>0.05s</text:p>
          </table:table-cell>
          <table:table-cell table:style-name="ce1" office:value-type="string">
            <text:p>371%</text:p>
          </table:table-cell>
          <table:table-cell office:value-type="float" office:value="0.042">
            <text:p>0.04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53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0.03s</text:p>
          </table:table-cell>
          <table:table-cell office:value-type="string">
            <text:p>0.01s</text:p>
          </table:table-cell>
          <table:table-cell table:style-name="ce1" office:value-type="string">
            <text:p>233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6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0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0.10s</text:p>
          </table:table-cell>
          <table:table-cell office:value-type="string">
            <text:p>0.04s</text:p>
          </table:table-cell>
          <table:table-cell table:style-name="ce1" office:value-type="string">
            <text:p>429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5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32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0.03s</text:p>
          </table:table-cell>
          <table:table-cell office:value-type="string">
            <text:p>0.06s</text:p>
          </table:table-cell>
          <table:table-cell table:style-name="ce1" office:value-type="string">
            <text:p>320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53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322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2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31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0.03s</text:p>
          </table:table-cell>
          <table:table-cell office:value-type="string">
            <text:p>0.04s</text:p>
          </table:table-cell>
          <table:table-cell table:style-name="ce1" office:value-type="string">
            <text:p>281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0.10s</text:p>
          </table:table-cell>
          <table:table-cell office:value-type="string">
            <text:p>0.06s</text:p>
          </table:table-cell>
          <table:table-cell table:style-name="ce1" office:value-type="string">
            <text:p>356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179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07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0.02s</text:p>
          </table:table-cell>
          <table:table-cell office:value-type="string">
            <text:p>0.04s</text:p>
          </table:table-cell>
          <table:table-cell table:style-name="ce1" office:value-type="string">
            <text:p>260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170%</text:p>
          </table:table-cell>
          <table:table-cell office:value-type="float" office:value="0.035">
            <text:p>0.03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51%</text:p>
          </table:table-cell>
          <table:table-cell office:value-type="float" office:value="0.038">
            <text:p>0.038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18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74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0.13s</text:p>
          </table:table-cell>
          <table:table-cell office:value-type="string">
            <text:p>0.02s</text:p>
          </table:table-cell>
          <table:table-cell table:style-name="ce1" office:value-type="string">
            <text:p>373%</text:p>
          </table:table-cell>
          <table:table-cell office:value-type="float" office:value="0.041">
            <text:p>0.041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263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8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261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0.08s</text:p>
          </table:table-cell>
          <table:table-cell office:value-type="string">
            <text:p>0.04s</text:p>
          </table:table-cell>
          <table:table-cell table:style-name="ce1" office:value-type="string">
            <text:p>364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23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0.10s</text:p>
          </table:table-cell>
          <table:table-cell office:value-type="string">
            <text:p>0.01s</text:p>
          </table:table-cell>
          <table:table-cell table:style-name="ce1" office:value-type="string">
            <text:p>357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35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0.06s</text:p>
          </table:table-cell>
          <table:table-cell office:value-type="string">
            <text:p>0.00s</text:p>
          </table:table-cell>
          <table:table-cell table:style-name="ce1" office:value-type="string">
            <text:p>250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14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0.02s</text:p>
          </table:table-cell>
          <table:table-cell office:value-type="string">
            <text:p>0.03s</text:p>
          </table:table-cell>
          <table:table-cell table:style-name="ce1" office:value-type="string">
            <text:p>108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49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233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297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68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90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03s</text:p>
          </table:table-cell>
          <table:table-cell table:style-name="ce1" office:value-type="string">
            <text:p>22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260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38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64%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42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08%</text:p>
          </table:table-cell>
          <table:table-cell office:value-type="float" office:value="0.013">
            <text:p>0.013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334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337%</text:p>
          </table:table-cell>
          <table:table-cell office:value-type="float" office:value="0.019">
            <text:p>0.019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318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0.03s</text:p>
          </table:table-cell>
          <table:table-cell office:value-type="string">
            <text:p>0.05s</text:p>
          </table:table-cell>
          <table:table-cell table:style-name="ce1" office:value-type="string">
            <text:p>371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12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7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54%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0.01s</text:p>
          </table:table-cell>
          <table:table-cell office:value-type="string">
            <text:p>0.02s</text:p>
          </table:table-cell>
          <table:table-cell table:style-name="ce1" office:value-type="string">
            <text:p>225%</text:p>
          </table:table-cell>
          <table:table-cell office:value-type="float" office:value="0.014">
            <text:p>0.014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0.05s</text:p>
          </table:table-cell>
          <table:table-cell office:value-type="string">
            <text:p>0.02s</text:p>
          </table:table-cell>
          <table:table-cell table:style-name="ce1" office:value-type="string">
            <text:p>329%</text:p>
          </table:table-cell>
          <table:table-cell office:value-type="float" office:value="0.021">
            <text:p>0.021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54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32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0.11s</text:p>
          </table:table-cell>
          <table:table-cell office:value-type="string">
            <text:p>0.02s</text:p>
          </table:table-cell>
          <table:table-cell table:style-name="ce1" office:value-type="string">
            <text:p>355%</text:p>
          </table:table-cell>
          <table:table-cell office:value-type="float" office:value="0.036">
            <text:p>0.03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00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57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0.06s</text:p>
          </table:table-cell>
          <table:table-cell office:value-type="string">
            <text:p>0.01s</text:p>
          </table:table-cell>
          <table:table-cell table:style-name="ce1" office:value-type="string">
            <text:p>306%</text:p>
          </table:table-cell>
          <table:table-cell office:value-type="float" office:value="0.024">
            <text:p>0.024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0.05s</text:p>
          </table:table-cell>
          <table:table-cell office:value-type="string">
            <text:p>0.01s</text:p>
          </table:table-cell>
          <table:table-cell table:style-name="ce1" office:value-type="string">
            <text:p>212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0.10s</text:p>
          </table:table-cell>
          <table:table-cell office:value-type="string">
            <text:p>0.03s</text:p>
          </table:table-cell>
          <table:table-cell table:style-name="ce1" office:value-type="string">
            <text:p>338%</text:p>
          </table:table-cell>
          <table:table-cell office:value-type="float" office:value="0.039">
            <text:p>0.039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0.06s</text:p>
          </table:table-cell>
          <table:table-cell office:value-type="string">
            <text:p>0.05s</text:p>
          </table:table-cell>
          <table:table-cell table:style-name="ce1" office:value-type="string">
            <text:p>399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02s</text:p>
          </table:table-cell>
          <table:table-cell table:style-name="ce1" office:value-type="string">
            <text:p>225%</text:p>
          </table:table-cell>
          <table:table-cell office:value-type="float" office:value="0.018">
            <text:p>0.018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string">
            <text:p>0.03s</text:p>
          </table:table-cell>
          <table:table-cell table:style-name="ce1" office:value-type="string">
            <text:p>354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0.02s</text:p>
          </table:table-cell>
          <table:table-cell office:value-type="string">
            <text:p>0.01s</text:p>
          </table:table-cell>
          <table:table-cell table:style-name="ce1" office:value-type="string">
            <text:p>236%</text:p>
          </table:table-cell>
          <table:table-cell office:value-type="float" office:value="0.015">
            <text:p>0.01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0.06s</text:p>
          </table:table-cell>
          <table:table-cell office:value-type="string">
            <text:p>0.03s</text:p>
          </table:table-cell>
          <table:table-cell table:style-name="ce1" office:value-type="string">
            <text:p>31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0.03s</text:p>
          </table:table-cell>
          <table:table-cell office:value-type="string">
            <text:p>0.02s</text:p>
          </table:table-cell>
          <table:table-cell table:style-name="ce1" office:value-type="string">
            <text:p>252%</text:p>
          </table:table-cell>
          <table:table-cell office:value-type="float" office:value="0.017">
            <text:p>0.01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04%</text:p>
          </table:table-cell>
          <table:table-cell office:value-type="float" office:value="0.032">
            <text:p>0.03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0.08s</text:p>
          </table:table-cell>
          <table:table-cell office:value-type="string">
            <text:p>0.02s</text:p>
          </table:table-cell>
          <table:table-cell table:style-name="ce1" office:value-type="string">
            <text:p>309%</text:p>
          </table:table-cell>
          <table:table-cell office:value-type="float" office:value="0.034">
            <text:p>0.034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04%</text:p>
          </table:table-cell>
          <table:table-cell office:value-type="float" office:value="0.029">
            <text:p>0.029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string">
            <text:p>0.01s</text:p>
          </table:table-cell>
          <table:table-cell table:style-name="ce1" office:value-type="string">
            <text:p>216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0.07s</text:p>
          </table:table-cell>
          <table:table-cell office:value-type="string">
            <text:p>0.04s</text:p>
          </table:table-cell>
          <table:table-cell table:style-name="ce1" office:value-type="string">
            <text:p>351%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2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07s</text:p>
          </table:table-cell>
          <table:table-cell office:value-type="string">
            <text:p>0.02s</text:p>
          </table:table-cell>
          <table:table-cell table:style-name="ce1" office:value-type="string">
            <text:p>322%</text:p>
          </table:table-cell>
          <table:table-cell office:value-type="float" office:value="0.027">
            <text:p>0.027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08s</text:p>
          </table:table-cell>
          <table:table-cell office:value-type="string">
            <text:p>0.01s</text:p>
          </table:table-cell>
          <table:table-cell table:style-name="ce1" office:value-type="string">
            <text:p>339%</text:p>
          </table:table-cell>
          <table:table-cell office:value-type="float" office:value="0.026">
            <text:p>0.026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16%</text:p>
          </table:table-cell>
          <table:table-cell office:value-type="float" office:value="0.033">
            <text:p>0.03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408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4s</text:p>
          </table:table-cell>
          <table:table-cell table:style-name="ce1" office:value-type="string">
            <text:p>345%</text:p>
          </table:table-cell>
          <table:table-cell office:value-type="float" office:value="0.028">
            <text:p>0.028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3s</text:p>
          </table:table-cell>
          <table:table-cell table:style-name="ce1" office:value-type="string">
            <text:p>144%</text:p>
          </table:table-cell>
          <table:table-cell office:value-type="float" office:value="0.044">
            <text:p>0.044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06s</text:p>
          </table:table-cell>
          <table:table-cell office:value-type="string">
            <text:p>0.02s</text:p>
          </table:table-cell>
          <table:table-cell table:style-name="ce1" office:value-type="string">
            <text:p>292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76%</text:p>
          </table:table-cell>
          <table:table-cell office:value-type="float" office:value="0.023">
            <text:p>0.02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5s</text:p>
          </table:table-cell>
          <table:table-cell table:style-name="ce1" office:value-type="string">
            <text:p>376%</text:p>
          </table:table-cell>
          <table:table-cell office:value-type="float" office:value="0.025">
            <text:p>0.025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.04s</text:p>
          </table:table-cell>
          <table:table-cell office:value-type="string">
            <text:p>0.02s</text:p>
          </table:table-cell>
          <table:table-cell table:style-name="ce1" office:value-type="string">
            <text:p>269%</text:p>
          </table:table-cell>
          <table:table-cell office:value-type="float" office:value="0.022">
            <text:p>0.022</text:p>
          </table:table-cell>
          <table:table-cell table:number-columns-repeated="4"/>
        </table:table-row>
        <table:table-row table:style-name="ro1" table:number-rows-repeated="104786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00:54:43</meta:creation-date>
    <dc:date>2015-02-11T20:29:14</dc:date>
    <meta:editing-duration>PT27M15S</meta:editing-duration>
    <meta:editing-cycles>7</meta:editing-cycles>
    <meta:generator>LibreOffice/3.5$Linux_X86_64 LibreOffice_project/350m1$Build-2</meta:generator>
    <meta:document-statistic meta:table-count="3" meta:cell-count="5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2.978cm" svg:y="0.316cm" chart:style-name="ch2">
          <text:p>Sudoku Problem Size vs Number of Assignments</text:p>
        </chart:title>
        <chart:plot-area chart:style-name="ch3" table:cell-range-address="Sheet1.I4:Sheet1.J74" svg:x="1.314cm" svg:y="1.661cm" svg:width="14.047cm" svg:height="6.196cm">
          <chartooo:coordinate-region svg:x="2.447cm" svg:y="1.856cm" svg:width="12.718cm" svg:height="5.362cm"/>
          <chart:axis chart:dimension="x" chart:name="primary-x" chart:style-name="ch4">
            <chart:title svg:x="5.996cm" svg:y="8.038cm" chart:style-name="ch5">
              <text:p>Number of filled starting squares</text:p>
            </chart:title>
          </chart:axis>
          <chart:axis chart:dimension="y" chart:name="primary-y" chart:style-name="ch6">
            <chart:title svg:x="0.451cm" svg:y="6.492cm" chart:style-name="ch7">
              <text:p>Number of assignments</text:p>
            </chart:title>
            <chart:grid chart:style-name="ch8" chart:class="major"/>
          </chart:axis>
          <chart:series chart:style-name="ch9" chart:values-cell-range-address="Sheet1.J4:Sheet1.J74" chart:class="chart:scatter">
            <chart:domain table:cell-range-address="Sheet1.I4:Sheet1.I74"/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4:Sheet1.I74</svg:desc>
                </draw:g>
              </table:table-cell>
              <table:table-cell office:value-type="float" office:value="84.3">
                <text:p>84.3</text:p>
                <draw:g>
                  <svg:desc>Sheet1.J4:Sheet1.J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.7777777777778">
                <text:p>88.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6.375">
                <text:p>66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30.5">
                <text:p>3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0.3">
                <text:p>27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